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404.64mm" svg:y="109.2mm">
            <loext:p draw:notify-on-update-of-ranges="Sheet1.S4:Sheet1.S5 Sheet1.S13:Sheet1.S14  Sheet1.Z4:Sheet1.Z5 Sheet1.Z13:Sheet1.Z14  Sheet1.AD4:Sheet1.AD5 Sheet1.AD13:Sheet1.A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8.3mm" svg:y="292.28mm">
            <loext:p draw:notify-on-update-of-ranges="Sheet1.S5:Sheet1.S6 Sheet1.S14:Sheet1.S15  Sheet1.Z5:Sheet1.Z6 Sheet1.Z14:Sheet1.Z15  Sheet1.AD5:Sheet1.AD6 Sheet1.AD14:Sheet1.A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8.59mm" svg:y="200.33mm">
            <loext:p draw:notify-on-update-of-ranges="Sheet1.S5:Sheet1.S6 Sheet1.S14:Sheet1.S15  Sheet1.AA5:Sheet1.AA6 Sheet1.AA14:Sheet1.AA15  Sheet1.AE5:Sheet1.AE6 Sheet1.AE14:Sheet1.AE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07.4mm" svg:y="105.99mm">
            <loext:p draw:notify-on-update-of-ranges="Sheet1.S5:Sheet1.S5 Sheet1.S7:Sheet1.S9 Sheet1.S14:Sheet1.S14 Sheet1.S16:Sheet1.S18 Sheet1.Z5:Sheet1.Z5 Sheet1.Z7:Sheet1.Z9 Sheet1.Z14:Sheet1.Z14 Sheet1.Z16:Sheet1.Z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497.71mm" svg:y="105.99mm">
            <loext:p draw:notify-on-update-of-ranges="Sheet1.S5:Sheet1.S5 Sheet1.S7:Sheet1.S9 Sheet1.S14:Sheet1.S14 Sheet1.S16:Sheet1.S18 Sheet1.AD5:Sheet1.AD5 Sheet1.AD7:Sheet1.AD9 Sheet1.AD14:Sheet1.AD14 Sheet1.AD16:Sheet1.AD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402.63mm" svg:y="105.99mm">
            <loext:p draw:notify-on-update-of-ranges="Sheet1.S14:Sheet1.S14 Sheet1.S16:Sheet1.S18 Sheet1.AE14:Sheet1.AE14 Sheet1.AE16:Sheet1.AE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07.4mm" svg:y="105.99mm">
            <loext:p draw:notify-on-update-of-ranges="Sheet1.S14:Sheet1.S14 Sheet1.S16:Sheet1.S18 Sheet1.AA14:Sheet1.AA14 Sheet1.AA16:Sheet1.AA1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ce6"/>
        <table:table-column table:style-name="co1" table:default-cell-style-name="ce8"/>
        <table:table-column table:style-name="co1" table:number-columns-repeated="3" table:default-cell-style-name="ce6"/>
        <table:table-column table:style-name="co1" table:default-cell-style-name="ce8"/>
        <table:table-column table:style-name="co1" table:number-columns-repeated="2" table:default-cell-style-name="ce6"/>
        <table:table-column table:style-name="co1" table:number-columns-repeated="18" table:default-cell-style-name="Default"/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table:number-columns-spanned="1" table:number-rows-spanned="2"/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/>
          <table:table-cell table:style-name="ce20" office:value-type="percentage" office:value="0.1" calcext:value-type="percentage" table:number-columns-spanned="1" table:number-rows-spanned="2">
            <text:p>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table:number-columns-repeated="17"/>
          <table:table-cell table:style-name="ce13" office:value-type="string" calcext:value-type="string">
            <text:p>COPKM</text:p>
          </table:table-cell>
          <table:table-cell table:style-name="ce7" table:formula="of:=[.B18]" office:value-type="float" office:value="0.669" calcext:value-type="float">
            <text:p>0,67</text:p>
          </table:table-cell>
          <table:table-cell table:style-name="ce7" table:formula="of:=[.C18]" office:value-type="float" office:value="0" calcext:value-type="float">
            <text:p>0,00</text:p>
          </table:table-cell>
          <table:table-cell table:style-name="ce7" table:formula="of:=[.D18]" office:value-type="float" office:value="0.669" calcext:value-type="float">
            <text:p>0,67</text:p>
          </table:table-cell>
          <table:table-cell table:style-name="ce7" table:formula="of:=[.E18]" office:value-type="float" office:value="0.003" calcext:value-type="float">
            <text:p>0,00</text:p>
          </table:table-cell>
          <table:table-cell table:style-name="ce7" table:formula="of:=[.F18]" office:value-type="float" office:value="15.1216" calcext:value-type="float">
            <text:p>15,12</text:p>
          </table:table-cell>
          <table:table-cell table:style-name="ce7" table:formula="of:=[.G18]" office:value-type="float" office:value="9.4" calcext:value-type="float">
            <text:p>9,40</text:p>
          </table:table-cell>
          <table:table-cell table:style-name="ce7" table:formula="of:=[.H18]" office:value-type="float" office:value="15.2796" calcext:value-type="float">
            <text:p>15,28</text:p>
          </table:table-cell>
          <table:table-cell table:style-name="ce7" table:formula="of:=[.I18]" office:value-type="float" office:value="0.01125" calcext:value-type="float">
            <text:p>0,01</text:p>
          </table:table-cell>
          <table:table-cell table:style-name="ce7" table:formula="of:=[.J18]" office:value-type="float" office:value="36.31654" calcext:value-type="float">
            <text:p>36,32</text:p>
          </table:table-cell>
          <table:table-cell table:style-name="ce7" table:formula="of:=[.K18]" office:value-type="float" office:value="28.6" calcext:value-type="float">
            <text:p>28,60</text:p>
          </table:table-cell>
          <table:table-cell table:style-name="ce7" table:formula="of:=[.L18]" office:value-type="float" office:value="36.58064" calcext:value-type="float">
            <text:p>36,58</text:p>
          </table:table-cell>
          <table:table-cell table:style-name="ce7" table:formula="of:=[.M18]" office:value-type="float" office:value="0.2684" calcext:value-type="float">
            <text:p>0,27</text:p>
          </table:table-cell>
          <table:table-cell table:style-name="ce7" table:formula="of:=[.N18]" office:value-type="float" office:value="0.715" calcext:value-type="float">
            <text:p>0,72</text:p>
          </table:table-cell>
          <table:table-cell table:style-name="ce7" table:formula="of:=[.O18]" office:value-type="float" office:value="0" calcext:value-type="float">
            <text:p>0,00</text:p>
          </table:table-cell>
          <table:table-cell table:style-name="ce7" table:formula="of:=[.P18]" office:value-type="float" office:value="0.715" calcext:value-type="float">
            <text:p>0,72</text:p>
          </table:table-cell>
          <table:table-cell table:style-name="ce7" table:formula="of:=[.Q18]" office:value-type="float" office:value="0.009" calcext:value-type="float">
            <text:p>0,01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table:number-columns-repeated="17"/>
          <table:table-cell table:style-name="ce13" office:value-type="string" calcext:value-type="string">
            <text:p>BL</text:p>
          </table:table-cell>
          <table:table-cell table:style-name="ce7" table:formula="of:=[.B36]" office:value-type="float" office:value="0.669" calcext:value-type="float">
            <text:p>0,67</text:p>
          </table:table-cell>
          <table:table-cell table:style-name="ce7" table:formula="of:=[.C36]" office:value-type="float" office:value="0" calcext:value-type="float">
            <text:p>0,00</text:p>
          </table:table-cell>
          <table:table-cell table:style-name="ce7" table:formula="of:=[.D36]" office:value-type="float" office:value="0.669" calcext:value-type="float">
            <text:p>0,67</text:p>
          </table:table-cell>
          <table:table-cell table:style-name="ce7" table:formula="of:=[.E36]" office:value-type="float" office:value="0.0182" calcext:value-type="float">
            <text:p>0,02</text:p>
          </table:table-cell>
          <table:table-cell table:style-name="ce7" table:formula="of:=[.F36]" office:value-type="float" office:value="11.85416" calcext:value-type="float">
            <text:p>11,85</text:p>
          </table:table-cell>
          <table:table-cell table:style-name="ce7" table:formula="of:=[.G36]" office:value-type="float" office:value="90" calcext:value-type="float">
            <text:p>90,00</text:p>
          </table:table-cell>
          <table:table-cell table:style-name="ce7" table:formula="of:=[.H36]" office:value-type="float" office:value="13.35738" calcext:value-type="float">
            <text:p>13,36</text:p>
          </table:table-cell>
          <table:table-cell table:style-name="ce7" table:formula="of:=[.I36]" office:value-type="float" office:value="0.290625" calcext:value-type="float">
            <text:p>0,29</text:p>
          </table:table-cell>
          <table:table-cell table:style-name="ce7" table:formula="of:=[.J36]" office:value-type="float" office:value="25.95982" calcext:value-type="float">
            <text:p>25,96</text:p>
          </table:table-cell>
          <table:table-cell table:style-name="ce7" table:formula="of:=[.K36]" office:value-type="float" office:value="1042.4" calcext:value-type="float">
            <text:p>1042,40</text:p>
          </table:table-cell>
          <table:table-cell table:style-name="ce7" table:formula="of:=[.L36]" office:value-type="float" office:value="35.57224" calcext:value-type="float">
            <text:p>35,57</text:p>
          </table:table-cell>
          <table:table-cell table:style-name="ce7" table:formula="of:=[.M36]" office:value-type="float" office:value="0.40865" calcext:value-type="float">
            <text:p>0,41</text:p>
          </table:table-cell>
          <table:table-cell table:style-name="ce7" table:formula="of:=[.N36]" office:value-type="float" office:value="0.715" calcext:value-type="float">
            <text:p>0,72</text:p>
          </table:table-cell>
          <table:table-cell table:style-name="ce7" table:formula="of:=[.O36]" office:value-type="float" office:value="0" calcext:value-type="float">
            <text:p>0,00</text:p>
          </table:table-cell>
          <table:table-cell table:style-name="ce7" table:formula="of:=[.P36]" office:value-type="float" office:value="0.715" calcext:value-type="float">
            <text:p>0,72</text:p>
          </table:table-cell>
          <table:table-cell table:style-name="ce7" table:formula="of:=[.Q36]" office:value-type="float" office:value="0.01824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table:number-columns-repeated="17"/>
          <table:table-cell table:style-name="ce13" office:value-type="string" calcext:value-type="string">
            <text:p>BMB</text:p>
          </table:table-cell>
          <table:table-cell table:style-name="ce7" table:formula="of:=[.B54]" office:value-type="float" office:value="0.669" calcext:value-type="float">
            <text:p>0,67</text:p>
          </table:table-cell>
          <table:table-cell table:style-name="ce7" table:formula="of:=[.C54]" office:value-type="float" office:value="0" calcext:value-type="float">
            <text:p>0,00</text:p>
          </table:table-cell>
          <table:table-cell table:style-name="ce7" table:formula="of:=[.D54]" office:value-type="float" office:value="0.669" calcext:value-type="float">
            <text:p>0,67</text:p>
          </table:table-cell>
          <table:table-cell table:style-name="ce7" table:formula="of:=[.E54]" office:value-type="float" office:value="0.2528" calcext:value-type="float">
            <text:p>0,25</text:p>
          </table:table-cell>
          <table:table-cell table:style-name="ce7" table:formula="of:=[.F54]" office:value-type="float" office:value="10.8388" calcext:value-type="float">
            <text:p>10,84</text:p>
          </table:table-cell>
          <table:table-cell table:style-name="ce7" table:formula="of:=[.G54]" office:value-type="float" office:value="105.2" calcext:value-type="float">
            <text:p>105,20</text:p>
          </table:table-cell>
          <table:table-cell table:style-name="ce7" table:formula="of:=[.H54]" office:value-type="float" office:value="12.59712" calcext:value-type="float">
            <text:p>12,60</text:p>
          </table:table-cell>
          <table:table-cell table:style-name="ce7" table:formula="of:=[.I54]" office:value-type="float" office:value="0.63424" calcext:value-type="float">
            <text:p>0,63</text:p>
          </table:table-cell>
          <table:table-cell table:style-name="ce7" table:formula="of:=[.J54]" office:value-type="float" office:value="23.93584" calcext:value-type="float">
            <text:p>23,94</text:p>
          </table:table-cell>
          <table:table-cell table:style-name="ce7" table:formula="of:=[.K54]" office:value-type="float" office:value="1087.4" calcext:value-type="float">
            <text:p>1087,40</text:p>
          </table:table-cell>
          <table:table-cell table:style-name="ce7" table:formula="of:=[.L54]" office:value-type="float" office:value="32.05174" calcext:value-type="float">
            <text:p>32,05</text:p>
          </table:table-cell>
          <table:table-cell table:style-name="ce7" table:formula="of:=[.M54]" office:value-type="float" office:value="4.49686" calcext:value-type="float">
            <text:p>4,50</text:p>
          </table:table-cell>
          <table:table-cell table:style-name="ce7" table:formula="of:=[.N54]" office:value-type="float" office:value="0.715" calcext:value-type="float">
            <text:p>0,72</text:p>
          </table:table-cell>
          <table:table-cell table:style-name="ce7" table:formula="of:=[.O54]" office:value-type="float" office:value="0" calcext:value-type="float">
            <text:p>0,00</text:p>
          </table:table-cell>
          <table:table-cell table:style-name="ce7" table:formula="of:=[.P54]" office:value-type="float" office:value="0.715" calcext:value-type="float">
            <text:p>0,72</text:p>
          </table:table-cell>
          <table:table-cell table:style-name="ce7" table:formula="of:=[.Q54]" office:value-type="float" office:value="0.22154" calcext:value-type="float">
            <text:p>0,22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table:number-columns-repeated="17"/>
          <table:table-cell table:style-name="ce13" office:value-type="string" calcext:value-type="string">
            <text:p>ILS</text:p>
          </table:table-cell>
          <table:table-cell table:style-name="ce7" table:formula="of:=[.B72]" office:value-type="float" office:value="0.669" calcext:value-type="float">
            <text:p>0,67</text:p>
          </table:table-cell>
          <table:table-cell table:style-name="ce7" table:formula="of:=[.C72]" office:value-type="float" office:value="0" calcext:value-type="float">
            <text:p>0,00</text:p>
          </table:table-cell>
          <table:table-cell table:style-name="ce7" table:formula="of:=[.D72]" office:value-type="float" office:value="0.669" calcext:value-type="float">
            <text:p>0,67</text:p>
          </table:table-cell>
          <table:table-cell table:style-name="ce7" table:formula="of:=[.E72]" office:value-type="float" office:value="0.156" calcext:value-type="float">
            <text:p>0,16</text:p>
          </table:table-cell>
          <table:table-cell table:style-name="ce7" table:formula="of:=[.F72]" office:value-type="float" office:value="12.46538" calcext:value-type="float">
            <text:p>12,47</text:p>
          </table:table-cell>
          <table:table-cell table:style-name="ce7" table:formula="of:=[.G72]" office:value-type="float" office:value="50.8" calcext:value-type="float">
            <text:p>50,80</text:p>
          </table:table-cell>
          <table:table-cell table:style-name="ce7" table:formula="of:=[.H72]" office:value-type="float" office:value="13.31406" calcext:value-type="float">
            <text:p>13,31</text:p>
          </table:table-cell>
          <table:table-cell table:style-name="ce7" table:formula="of:=[.I72]" office:value-type="float" office:value="0.396745" calcext:value-type="float">
            <text:p>0,40</text:p>
          </table:table-cell>
          <table:table-cell table:style-name="ce7" table:formula="of:=[.J72]" office:value-type="float" office:value="21.6742" calcext:value-type="float">
            <text:p>21,67</text:p>
          </table:table-cell>
          <table:table-cell table:style-name="ce7" table:formula="of:=[.K72]" office:value-type="float" office:value="588.4" calcext:value-type="float">
            <text:p>588,40</text:p>
          </table:table-cell>
          <table:table-cell table:style-name="ce7" table:formula="of:=[.L72]" office:value-type="float" office:value="27.10068" calcext:value-type="float">
            <text:p>27,10</text:p>
          </table:table-cell>
          <table:table-cell table:style-name="ce7" table:formula="of:=[.M72]" office:value-type="float" office:value="1.4903" calcext:value-type="float">
            <text:p>1,49</text:p>
          </table:table-cell>
          <table:table-cell table:style-name="ce7" table:formula="of:=[.N72]" office:value-type="float" office:value="0.715" calcext:value-type="float">
            <text:p>0,72</text:p>
          </table:table-cell>
          <table:table-cell table:style-name="ce7" table:formula="of:=[.O72]" office:value-type="float" office:value="0" calcext:value-type="float">
            <text:p>0,00</text:p>
          </table:table-cell>
          <table:table-cell table:style-name="ce7" table:formula="of:=[.P72]" office:value-type="float" office:value="0.715" calcext:value-type="float">
            <text:p>0,72</text:p>
          </table:table-cell>
          <table:table-cell table:style-name="ce7" table:formula="of:=[.Q72]" office:value-type="float" office:value="0.1402" calcext:value-type="float">
            <text:p>0,14</text:p>
          </table:table-cell>
        </table:table-row>
        <table:table-row table:style-name="ro2">
          <table:table-cell office:value-type="string" calcext:value-type="string">
            <text:p>Ejecución 5</text:p>
          </table:table-cell>
          <table:table-cell table:number-columns-repeated="17"/>
          <table:table-cell table:style-name="ce13" office:value-type="string" calcext:value-type="string">
            <text:p>ES</text:p>
          </table:table-cell>
          <table:table-cell table:style-name="ce7" table:formula="of:=[.B90]" office:value-type="float" office:value="0.669" calcext:value-type="float">
            <text:p>0,67</text:p>
          </table:table-cell>
          <table:table-cell table:style-name="ce7" table:formula="of:=[.C90]" office:value-type="float" office:value="0" calcext:value-type="float">
            <text:p>0,00</text:p>
          </table:table-cell>
          <table:table-cell table:style-name="ce7" table:formula="of:=[.D90]" office:value-type="float" office:value="0.669" calcext:value-type="float">
            <text:p>0,67</text:p>
          </table:table-cell>
          <table:table-cell table:style-name="ce7" table:formula="of:=[.E90]" office:value-type="float" office:value="0.2591" calcext:value-type="float">
            <text:p>0,26</text:p>
          </table:table-cell>
          <table:table-cell table:style-name="ce7" table:formula="of:=[.F90]" office:value-type="float" office:value="11.90874" calcext:value-type="float">
            <text:p>11,91</text:p>
          </table:table-cell>
          <table:table-cell table:style-name="ce7" table:formula="of:=[.G90]" office:value-type="float" office:value="71.6" calcext:value-type="float">
            <text:p>71,60</text:p>
          </table:table-cell>
          <table:table-cell table:style-name="ce7" table:formula="of:=[.H90]" office:value-type="float" office:value="13.10468" calcext:value-type="float">
            <text:p>13,10</text:p>
          </table:table-cell>
          <table:table-cell table:style-name="ce7" table:formula="of:=[.I90]" office:value-type="float" office:value="0.215544" calcext:value-type="float">
            <text:p>0,22</text:p>
          </table:table-cell>
          <table:table-cell table:style-name="ce7" table:formula="of:=[.J90]" office:value-type="float" office:value="17.4324" calcext:value-type="float">
            <text:p>17,43</text:p>
          </table:table-cell>
          <table:table-cell table:style-name="ce7" table:formula="of:=[.K90]" office:value-type="float" office:value="250.2" calcext:value-type="float">
            <text:p>250,20</text:p>
          </table:table-cell>
          <table:table-cell table:style-name="ce7" table:formula="of:=[.L90]" office:value-type="float" office:value="19.73974" calcext:value-type="float">
            <text:p>19,74</text:p>
          </table:table-cell>
          <table:table-cell table:style-name="ce7" table:formula="of:=[.M90]" office:value-type="float" office:value="1.74686" calcext:value-type="float">
            <text:p>1,75</text:p>
          </table:table-cell>
          <table:table-cell table:style-name="ce7" table:formula="of:=[.N90]" office:value-type="float" office:value="0.715" calcext:value-type="float">
            <text:p>0,72</text:p>
          </table:table-cell>
          <table:table-cell table:style-name="ce7" table:formula="of:=[.O90]" office:value-type="float" office:value="0" calcext:value-type="float">
            <text:p>0,00</text:p>
          </table:table-cell>
          <table:table-cell table:style-name="ce7" table:formula="of:=[.P90]" office:value-type="float" office:value="0.715" calcext:value-type="float">
            <text:p>0,72</text:p>
          </table:table-cell>
          <table:table-cell table:style-name="ce7" table:formula="of:=[.Q90]" office:value-type="float" office:value="0.128095" calcext:value-type="float">
            <text:p>0,13</text:p>
          </table:table-cell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4]+[.B5]+[.B6]+[.B7]+[.B8])/5" office:value-type="float" office:value="0" calcext:value-type="float">
            <text:p>0,00</text:p>
          </table:table-cell>
          <table:table-cell table:style-name="ce7" table:formula="of:=([.C4]+[.C5]+[.C6]+[.C7]+[.C8])/5" office:value-type="float" office:value="0" calcext:value-type="float">
            <text:p>0,00</text:p>
          </table:table-cell>
          <table:table-cell table:style-name="ce7" table:formula="of:=([.D4]+[.D5]+[.D6]+[.D7]+[.D8])/5" office:value-type="float" office:value="0" calcext:value-type="float">
            <text:p>0,00</text:p>
          </table:table-cell>
          <table:table-cell table:style-name="ce7" table:formula="of:=([.E4]+[.E5]+[.E6]+[.E7]+[.E8])/5" office:value-type="float" office:value="0" calcext:value-type="float">
            <text:p>0,00</text:p>
          </table:table-cell>
          <table:table-cell table:formula="of:=([.F4]+[.F5]+[.F6]+[.F7]+[.F8])/5" office:value-type="float" office:value="0" calcext:value-type="float">
            <text:p>0,00</text:p>
          </table:table-cell>
          <table:table-cell table:style-name="ce7" table:formula="of:=([.G4]+[.G5]+[.G6]+[.G7]+[.G8])/5" office:value-type="float" office:value="0" calcext:value-type="float">
            <text:p>0,00</text:p>
          </table:table-cell>
          <table:table-cell table:formula="of:=([.H4]+[.H5]+[.H6]+[.H7]+[.H8])/5" office:value-type="float" office:value="0" calcext:value-type="float">
            <text:p>0,00</text:p>
          </table:table-cell>
          <table:table-cell table:formula="of:=([.I4]+[.I5]+[.I6]+[.I7]+[.I8])/5" office:value-type="float" office:value="0" calcext:value-type="float">
            <text:p>0,00</text:p>
          </table:table-cell>
          <table:table-cell table:style-name="ce7" table:formula="of:=([.J4]+[.J5]+[.J6]+[.J7]+[.J8])/5" office:value-type="float" office:value="0" calcext:value-type="float">
            <text:p>0,00</text:p>
          </table:table-cell>
          <table:table-cell table:style-name="ce7" table:formula="of:=([.K4]+[.K5]+[.K6]+[.K7]+[.K8])/5" office:value-type="float" office:value="0" calcext:value-type="float">
            <text:p>0,00</text:p>
          </table:table-cell>
          <table:table-cell table:style-name="ce7" table:formula="of:=([.L4]+[.L5]+[.L6]+[.L7]+[.L8])/5" office:value-type="float" office:value="0" calcext:value-type="float">
            <text:p>0,00</text:p>
          </table:table-cell>
          <table:table-cell table:style-name="ce7" table:formula="of:=([.M4]+[.M5]+[.M6]+[.M7]+[.M8])/5" office:value-type="float" office:value="0" calcext:value-type="float">
            <text:p>0,00</text:p>
          </table:table-cell>
          <table:table-cell table:style-name="ce7" table:formula="of:=([.N4]+[.N5]+[.N6]+[.N7]+[.N8])/5" office:value-type="float" office:value="0" calcext:value-type="float">
            <text:p>0,00</text:p>
          </table:table-cell>
          <table:table-cell table:style-name="ce7" table:formula="of:=([.O4]+[.O5]+[.O6]+[.O7]+[.O8])/5" office:value-type="float" office:value="0" calcext:value-type="float">
            <text:p>0,00</text:p>
          </table:table-cell>
          <table:table-cell table:style-name="ce7" table:formula="of:=([.P4]+[.P5]+[.P6]+[.P7]+[.P8])/5" office:value-type="float" office:value="0" calcext:value-type="float">
            <text:p>0,00</text:p>
          </table:table-cell>
          <table:table-cell table:style-name="ce7" table:formula="of:=([.Q4]+[.Q5]+[.Q6]+[.Q7]+[.Q8])/5" office:value-type="float" office:value="0" calcext:value-type="float">
            <text:p>0,00</text:p>
          </table:table-cell>
          <table:table-cell/>
          <table:table-cell table:style-name="ce13" office:value-type="string" calcext:value-type="string">
            <text:p>ILS-ES</text:p>
          </table:table-cell>
          <table:table-cell table:style-name="ce7" table:formula="of:=[.B108]" office:value-type="float" office:value="0.669" calcext:value-type="float">
            <text:p>0,67</text:p>
          </table:table-cell>
          <table:table-cell table:style-name="ce7" table:formula="of:=[.C108]" office:value-type="float" office:value="0" calcext:value-type="float">
            <text:p>0,00</text:p>
          </table:table-cell>
          <table:table-cell table:style-name="ce7" table:formula="of:=[.D108]" office:value-type="float" office:value="0.669" calcext:value-type="float">
            <text:p>0,67</text:p>
          </table:table-cell>
          <table:table-cell table:style-name="ce7" table:formula="of:=[.E108]" office:value-type="float" office:value="0.34984" calcext:value-type="float">
            <text:p>0,35</text:p>
          </table:table-cell>
          <table:table-cell table:style-name="ce7" table:formula="of:=[.F108]" office:value-type="float" office:value="12.47014" calcext:value-type="float">
            <text:p>12,47</text:p>
          </table:table-cell>
          <table:table-cell table:style-name="ce7" table:formula="of:=[.G108]" office:value-type="float" office:value="51.4" calcext:value-type="float">
            <text:p>51,40</text:p>
          </table:table-cell>
          <table:table-cell table:style-name="ce7" table:formula="of:=[.H108]" office:value-type="float" office:value="13.3285" calcext:value-type="float">
            <text:p>13,33</text:p>
          </table:table-cell>
          <table:table-cell table:style-name="ce7" table:formula="of:=[.I108]" office:value-type="float" office:value="0.549999" calcext:value-type="float">
            <text:p>0,55</text:p>
          </table:table-cell>
          <table:table-cell table:style-name="ce7" table:formula="of:=[.J108]" office:value-type="float" office:value="18.17582" calcext:value-type="float">
            <text:p>18,18</text:p>
          </table:table-cell>
          <table:table-cell table:style-name="ce7" table:formula="of:=[.K108]" office:value-type="float" office:value="487" calcext:value-type="float">
            <text:p>487,00</text:p>
          </table:table-cell>
          <table:table-cell table:style-name="ce7" table:formula="of:=[.L108]" office:value-type="float" office:value="22.6669" calcext:value-type="float">
            <text:p>22,67</text:p>
          </table:table-cell>
          <table:table-cell table:style-name="ce7" table:formula="of:=[.M108]" office:value-type="float" office:value="1.581248" calcext:value-type="float">
            <text:p>1,58</text:p>
          </table:table-cell>
          <table:table-cell table:style-name="ce7" table:formula="of:=[.N108]" office:value-type="float" office:value="0.715" calcext:value-type="float">
            <text:p>0,72</text:p>
          </table:table-cell>
          <table:table-cell table:style-name="ce7" table:formula="of:=[.O108]" office:value-type="float" office:value="0" calcext:value-type="float">
            <text:p>0,00</text:p>
          </table:table-cell>
          <table:table-cell table:style-name="ce7" table:formula="of:=[.P108]" office:value-type="float" office:value="0.715" calcext:value-type="float">
            <text:p>0,72</text:p>
          </table:table-cell>
          <table:table-cell table:style-name="ce7" table:formula="of:=[.Q108]" office:value-type="float" office:value="0.259364" calcext:value-type="float">
            <text:p>0,26</text:p>
          </table:table-cell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COPKM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/>
          <table:table-cell table:style-name="ce20" office:value-type="percentage" office:value="0.2" calcext:value-type="percentage" table:number-columns-spanned="1" table:number-rows-spanned="2">
            <text:p>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/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,00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15" calcext:value-type="float">
            <text:p>0,02</text:p>
          </table:table-cell>
          <table:table-cell office:value-type="float" office:value="39.27" calcext:value-type="float">
            <text:p>39,270</text:p>
          </table:table-cell>
          <table:table-cell office:value-type="float" office:value="105" calcext:value-type="float">
            <text:p>105</text:p>
          </table:table-cell>
          <table:table-cell office:value-type="float" office:value="40.24" calcext:value-type="float">
            <text:p>40,240</text:p>
          </table:table-cell>
          <table:table-cell office:value-type="float" office:value="0.125" calcext:value-type="float">
            <text:p>0,125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ce13" office:value-type="string" calcext:value-type="string">
            <text:p>COPKM</text:p>
          </table:table-cell>
          <table:table-cell table:style-name="ce7" table:formula="of:=[.B27]" office:value-type="float" office:value="0.669" calcext:value-type="float">
            <text:p>0,67</text:p>
          </table:table-cell>
          <table:table-cell table:style-name="ce7" table:formula="of:=[.C27]" office:value-type="float" office:value="0" calcext:value-type="float">
            <text:p>0,00</text:p>
          </table:table-cell>
          <table:table-cell table:style-name="ce7" table:formula="of:=[.D27]" office:value-type="float" office:value="0.669" calcext:value-type="float">
            <text:p>0,67</text:p>
          </table:table-cell>
          <table:table-cell table:style-name="ce7" table:formula="of:=[.E27]" office:value-type="float" office:value="0.012" calcext:value-type="float">
            <text:p>0,01</text:p>
          </table:table-cell>
          <table:table-cell table:style-name="ce7" table:formula="of:=[.F27]" office:value-type="float" office:value="14.287" calcext:value-type="float">
            <text:p>14,29</text:p>
          </table:table-cell>
          <table:table-cell table:style-name="ce7" table:formula="of:=[.G27]" office:value-type="float" office:value="0" calcext:value-type="float">
            <text:p>0,00</text:p>
          </table:table-cell>
          <table:table-cell table:style-name="ce7" table:formula="of:=[.H27]" office:value-type="float" office:value="14.287" calcext:value-type="float">
            <text:p>14,29</text:p>
          </table:table-cell>
          <table:table-cell table:style-name="ce7" table:formula="of:=[.I27]" office:value-type="float" office:value="0.032" calcext:value-type="float">
            <text:p>0,03</text:p>
          </table:table-cell>
          <table:table-cell table:style-name="ce7" table:formula="of:=[.J27]" office:value-type="float" office:value="31.10636" calcext:value-type="float">
            <text:p>31,11</text:p>
          </table:table-cell>
          <table:table-cell table:style-name="ce7" table:formula="of:=[.K27]" office:value-type="float" office:value="1" calcext:value-type="float">
            <text:p>1,00</text:p>
          </table:table-cell>
          <table:table-cell table:style-name="ce7" table:formula="of:=[.L27]" office:value-type="float" office:value="31.11094" calcext:value-type="float">
            <text:p>31,11</text:p>
          </table:table-cell>
          <table:table-cell table:style-name="ce7" table:formula="of:=[.M27]" office:value-type="float" office:value="0.3558" calcext:value-type="float">
            <text:p>0,36</text:p>
          </table:table-cell>
          <table:table-cell table:style-name="ce7" table:formula="of:=[.N27]" office:value-type="float" office:value="0.715" calcext:value-type="float">
            <text:p>0,72</text:p>
          </table:table-cell>
          <table:table-cell table:style-name="ce7" table:formula="of:=[.O27]" office:value-type="float" office:value="0" calcext:value-type="float">
            <text:p>0,00</text:p>
          </table:table-cell>
          <table:table-cell table:style-name="ce7" table:formula="of:=[.P27]" office:value-type="float" office:value="0.715" calcext:value-type="float">
            <text:p>0,72</text:p>
          </table:table-cell>
          <table:table-cell table:style-name="ce7" table:formula="of:=[.Q27]" office:value-type="float" office:value="0.006" calcext:value-type="float">
            <text:p>0,01</text:p>
          </table:table-cell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,00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15" calcext:value-type="float">
            <text:p>0,02</text:p>
          </table:table-cell>
          <table:table-cell office:value-type="float" office:value="36.3497" calcext:value-type="float">
            <text:p>36,350</text:p>
          </table:table-cell>
          <table:table-cell office:value-type="float" office:value="29" calcext:value-type="float">
            <text:p>29</text:p>
          </table:table-cell>
          <table:table-cell office:value-type="float" office:value="36.617" calcext:value-type="float">
            <text:p>36,6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ce13" office:value-type="string" calcext:value-type="string">
            <text:p>BL</text:p>
          </table:table-cell>
          <table:table-cell table:style-name="ce7" table:formula="of:=[.B45]" office:value-type="float" office:value="0.669" calcext:value-type="float">
            <text:p>0,67</text:p>
          </table:table-cell>
          <table:table-cell table:style-name="ce7" table:formula="of:=[.C45]" office:value-type="float" office:value="0" calcext:value-type="float">
            <text:p>0,00</text:p>
          </table:table-cell>
          <table:table-cell table:style-name="ce7" table:formula="of:=[.D45]" office:value-type="float" office:value="0.669" calcext:value-type="float">
            <text:p>0,67</text:p>
          </table:table-cell>
          <table:table-cell table:style-name="ce7" table:formula="of:=[.E45]" office:value-type="float" office:value="0.02144" calcext:value-type="float">
            <text:p>0,02</text:p>
          </table:table-cell>
          <table:table-cell table:style-name="ce7" table:formula="of:=[.F45]" office:value-type="float" office:value="10.79042" calcext:value-type="float">
            <text:p>10,79</text:p>
          </table:table-cell>
          <table:table-cell table:style-name="ce7" table:formula="of:=[.G45]" office:value-type="float" office:value="301" calcext:value-type="float">
            <text:p>301,00</text:p>
          </table:table-cell>
          <table:table-cell table:style-name="ce7" table:formula="of:=[.H45]" office:value-type="float" office:value="13.41552" calcext:value-type="float">
            <text:p>13,42</text:p>
          </table:table-cell>
          <table:table-cell table:style-name="ce7" table:formula="of:=[.I45]" office:value-type="float" office:value="0.0656" calcext:value-type="float">
            <text:p>0,07</text:p>
          </table:table-cell>
          <table:table-cell table:style-name="ce7" table:formula="of:=[.J45]" office:value-type="float" office:value="26.66356" calcext:value-type="float">
            <text:p>26,66</text:p>
          </table:table-cell>
          <table:table-cell table:style-name="ce7" table:formula="of:=[.K45]" office:value-type="float" office:value="2088.2" calcext:value-type="float">
            <text:p>2088,20</text:p>
          </table:table-cell>
          <table:table-cell table:style-name="ce7" table:formula="of:=[.L45]" office:value-type="float" office:value="36.5715" calcext:value-type="float">
            <text:p>36,57</text:p>
          </table:table-cell>
          <table:table-cell table:style-name="ce7" table:formula="of:=[.M45]" office:value-type="float" office:value="0.90926" calcext:value-type="float">
            <text:p>0,91</text:p>
          </table:table-cell>
          <table:table-cell table:style-name="ce7" table:formula="of:=[.N45]" office:value-type="float" office:value="0.715" calcext:value-type="float">
            <text:p>0,72</text:p>
          </table:table-cell>
          <table:table-cell table:style-name="ce7" table:formula="of:=[.O45]" office:value-type="float" office:value="0" calcext:value-type="float">
            <text:p>0,00</text:p>
          </table:table-cell>
          <table:table-cell table:style-name="ce7" table:formula="of:=[.P45]" office:value-type="float" office:value="0.715" calcext:value-type="float">
            <text:p>0,72</text:p>
          </table:table-cell>
          <table:table-cell table:style-name="ce7" table:formula="of:=[.Q45]" office:value-type="float" office:value="0.0214" calcext:value-type="float">
            <text:p>0,02</text:p>
          </table:table-cell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,00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15" calcext:value-type="float">
            <text:p>0,02</text:p>
          </table:table-cell>
          <table:table-cell office:value-type="float" office:value="38.293" calcext:value-type="float">
            <text:p>38,293</text:p>
          </table:table-cell>
          <table:table-cell office:value-type="float" office:value="6" calcext:value-type="float">
            <text:p>6</text:p>
          </table:table-cell>
          <table:table-cell office:value-type="float" office:value="38.348" calcext:value-type="float">
            <text:p>38,348</text:p>
          </table:table-cell>
          <table:table-cell office:value-type="float" office:value="0.218" calcext:value-type="float">
            <text:p>0,21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13" office:value-type="string" calcext:value-type="string">
            <text:p>BMB</text:p>
          </table:table-cell>
          <table:table-cell table:style-name="ce7" table:formula="of:=[.B63]" office:value-type="float" office:value="0.669" calcext:value-type="float">
            <text:p>0,67</text:p>
          </table:table-cell>
          <table:table-cell table:style-name="ce7" table:formula="of:=[.C63]" office:value-type="float" office:value="0" calcext:value-type="float">
            <text:p>0,00</text:p>
          </table:table-cell>
          <table:table-cell table:style-name="ce7" table:formula="of:=[.D63]" office:value-type="float" office:value="0.669" calcext:value-type="float">
            <text:p>0,67</text:p>
          </table:table-cell>
          <table:table-cell table:style-name="ce7" table:formula="of:=[.E63]" office:value-type="float" office:value="0.28414" calcext:value-type="float">
            <text:p>0,28</text:p>
          </table:table-cell>
          <table:table-cell table:style-name="ce7" table:formula="of:=[.F63]" office:value-type="float" office:value="10.83636" calcext:value-type="float">
            <text:p>10,84</text:p>
          </table:table-cell>
          <table:table-cell table:style-name="ce7" table:formula="of:=[.G63]" office:value-type="float" office:value="248.4" calcext:value-type="float">
            <text:p>248,40</text:p>
          </table:table-cell>
          <table:table-cell table:style-name="ce7" table:formula="of:=[.H63]" office:value-type="float" office:value="13.00226" calcext:value-type="float">
            <text:p>13,00</text:p>
          </table:table-cell>
          <table:table-cell table:style-name="ce7" table:formula="of:=[.I63]" office:value-type="float" office:value="0.765625" calcext:value-type="float">
            <text:p>0,77</text:p>
          </table:table-cell>
          <table:table-cell table:style-name="ce7" table:formula="of:=[.J63]" office:value-type="float" office:value="23.59712" calcext:value-type="float">
            <text:p>23,60</text:p>
          </table:table-cell>
          <table:table-cell table:style-name="ce7" table:formula="of:=[.K63]" office:value-type="float" office:value="1642.2" calcext:value-type="float">
            <text:p>1642,20</text:p>
          </table:table-cell>
          <table:table-cell table:style-name="ce7" table:formula="of:=[.L63]" office:value-type="float" office:value="33.38878" calcext:value-type="float">
            <text:p>33,39</text:p>
          </table:table-cell>
          <table:table-cell table:style-name="ce7" table:formula="of:=[.M63]" office:value-type="float" office:value="9.6906" calcext:value-type="float">
            <text:p>9,69</text:p>
          </table:table-cell>
          <table:table-cell table:style-name="ce7" table:formula="of:=[.N63]" office:value-type="float" office:value="0.715" calcext:value-type="float">
            <text:p>0,72</text:p>
          </table:table-cell>
          <table:table-cell table:style-name="ce7" table:formula="of:=[.O63]" office:value-type="float" office:value="0" calcext:value-type="float">
            <text:p>0,00</text:p>
          </table:table-cell>
          <table:table-cell table:style-name="ce7" table:formula="of:=[.P63]" office:value-type="float" office:value="0.715" calcext:value-type="float">
            <text:p>0,72</text:p>
          </table:table-cell>
          <table:table-cell table:style-name="ce7" table:formula="of:=[.Q63]" office:value-type="float" office:value="0.284" calcext:value-type="float">
            <text:p>0,28</text:p>
          </table:table-cell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,00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34.077" calcext:value-type="float">
            <text:p>34,077</text:p>
          </table:table-cell>
          <table:table-cell office:value-type="float" office:value="0" calcext:value-type="float">
            <text:p>0</text:p>
          </table:table-cell>
          <table:table-cell office:value-type="float" office:value="34.077" calcext:value-type="float">
            <text:p>34,077</text:p>
          </table:table-cell>
          <table:table-cell office:value-type="float" office:value="0.375" calcext:value-type="float">
            <text:p>0,375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ce13" office:value-type="string" calcext:value-type="string">
            <text:p>ILS</text:p>
          </table:table-cell>
          <table:table-cell table:style-name="ce7" table:formula="of:=[.B81]" office:value-type="float" office:value="0.669" calcext:value-type="float">
            <text:p>0,67</text:p>
          </table:table-cell>
          <table:table-cell table:style-name="ce7" table:formula="of:=[.C81]" office:value-type="float" office:value="0" calcext:value-type="float">
            <text:p>0,00</text:p>
          </table:table-cell>
          <table:table-cell table:style-name="ce7" table:formula="of:=[.D81]" office:value-type="float" office:value="0.669" calcext:value-type="float">
            <text:p>0,67</text:p>
          </table:table-cell>
          <table:table-cell table:style-name="ce7" table:formula="of:=[.E81]" office:value-type="float" office:value="0.18096" calcext:value-type="float">
            <text:p>0,18</text:p>
          </table:table-cell>
          <table:table-cell table:style-name="ce7" table:formula="of:=[.F81]" office:value-type="float" office:value="11.3752" calcext:value-type="float">
            <text:p>11,38</text:p>
          </table:table-cell>
          <table:table-cell table:style-name="ce7" table:formula="of:=[.G81]" office:value-type="float" office:value="211" calcext:value-type="float">
            <text:p>211,00</text:p>
          </table:table-cell>
          <table:table-cell table:style-name="ce7" table:formula="of:=[.H81]" office:value-type="float" office:value="13.21514" calcext:value-type="float">
            <text:p>13,22</text:p>
          </table:table-cell>
          <table:table-cell table:style-name="ce7" table:formula="of:=[.I81]" office:value-type="float" office:value="0.40311" calcext:value-type="float">
            <text:p>0,40</text:p>
          </table:table-cell>
          <table:table-cell table:style-name="ce7" table:formula="of:=[.J81]" office:value-type="float" office:value="22.5157" calcext:value-type="float">
            <text:p>22,52</text:p>
          </table:table-cell>
          <table:table-cell table:style-name="ce7" table:formula="of:=[.K81]" office:value-type="float" office:value="1394.6" calcext:value-type="float">
            <text:p>1394,60</text:p>
          </table:table-cell>
          <table:table-cell table:style-name="ce7" table:formula="of:=[.L81]" office:value-type="float" office:value="29.13296" calcext:value-type="float">
            <text:p>29,13</text:p>
          </table:table-cell>
          <table:table-cell table:style-name="ce7" table:formula="of:=[.M81]" office:value-type="float" office:value="4.449926" calcext:value-type="float">
            <text:p>4,45</text:p>
          </table:table-cell>
          <table:table-cell table:style-name="ce7" table:formula="of:=[.N81]" office:value-type="float" office:value="0.715" calcext:value-type="float">
            <text:p>0,72</text:p>
          </table:table-cell>
          <table:table-cell table:style-name="ce7" table:formula="of:=[.O81]" office:value-type="float" office:value="0" calcext:value-type="float">
            <text:p>0,00</text:p>
          </table:table-cell>
          <table:table-cell table:style-name="ce7" table:formula="of:=[.P81]" office:value-type="float" office:value="0.715" calcext:value-type="float">
            <text:p>0,72</text:p>
          </table:table-cell>
          <table:table-cell table:style-name="ce7" table:formula="of:=[.Q81]" office:value-type="float" office:value="0.171694" calcext:value-type="float">
            <text:p>0,17</text:p>
          </table:table-cell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table:style-name="ce9" office:value-type="float" office:value="18.46" calcext:value-type="float">
            <text:p>18,46</text:p>
          </table:table-cell>
          <table:table-cell table:style-name="ce10" office:value-type="float" office:value="47" calcext:value-type="float">
            <text:p>47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table:formula="of:=SUM([.I13:.I16])/4" office:value-type="float" office:value="0.01125" calcext:value-type="float">
            <text:p>0,01</text:p>
          </table:table-cell>
          <table:table-cell office:value-type="float" office:value="33.593" calcext:value-type="float">
            <text:p>33,593</text:p>
          </table:table-cell>
          <table:table-cell office:value-type="float" office:value="3" calcext:value-type="float">
            <text:p>3</text:p>
          </table:table-cell>
          <table:table-cell office:value-type="float" office:value="33.6212" calcext:value-type="float">
            <text:p>33,621</text:p>
          </table:table-cell>
          <table:table-cell office:value-type="float" office:value="0.296" calcext:value-type="float">
            <text:p>0,29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/>
          <table:table-cell table:style-name="ce13" office:value-type="string" calcext:value-type="string">
            <text:p>ES</text:p>
          </table:table-cell>
          <table:table-cell table:style-name="ce7" table:formula="of:=[.B99]" office:value-type="float" office:value="0.669" calcext:value-type="float">
            <text:p>0,67</text:p>
          </table:table-cell>
          <table:table-cell table:style-name="ce7" table:formula="of:=[.C99]" office:value-type="float" office:value="0" calcext:value-type="float">
            <text:p>0,00</text:p>
          </table:table-cell>
          <table:table-cell table:style-name="ce7" table:formula="of:=[.D99]" office:value-type="float" office:value="0.669" calcext:value-type="float">
            <text:p>0,67</text:p>
          </table:table-cell>
          <table:table-cell table:style-name="ce7" table:formula="of:=[.E99]" office:value-type="float" office:value="0.203" calcext:value-type="float">
            <text:p>0,20</text:p>
          </table:table-cell>
          <table:table-cell table:style-name="ce7" table:formula="of:=[.F99]" office:value-type="float" office:value="12.45658" calcext:value-type="float">
            <text:p>12,46</text:p>
          </table:table-cell>
          <table:table-cell table:style-name="ce7" table:formula="of:=[.G99]" office:value-type="float" office:value="129" calcext:value-type="float">
            <text:p>129,00</text:p>
          </table:table-cell>
          <table:table-cell table:style-name="ce7" table:formula="of:=[.H99]" office:value-type="float" office:value="13.58184" calcext:value-type="float">
            <text:p>13,58</text:p>
          </table:table-cell>
          <table:table-cell table:style-name="ce7" table:formula="of:=[.I99]" office:value-type="float" office:value="0.17497" calcext:value-type="float">
            <text:p>0,17</text:p>
          </table:table-cell>
          <table:table-cell table:style-name="ce7" table:formula="of:=[.J99]" office:value-type="float" office:value="16.1863" calcext:value-type="float">
            <text:p>16,19</text:p>
          </table:table-cell>
          <table:table-cell table:style-name="ce7" table:formula="of:=[.K99]" office:value-type="float" office:value="643" calcext:value-type="float">
            <text:p>643,00</text:p>
          </table:table-cell>
          <table:table-cell table:style-name="ce7" table:formula="of:=[.L99]" office:value-type="float" office:value="19.83696" calcext:value-type="float">
            <text:p>19,84</text:p>
          </table:table-cell>
          <table:table-cell table:style-name="ce7" table:formula="of:=[.M99]" office:value-type="float" office:value="7.671876" calcext:value-type="float">
            <text:p>7,67</text:p>
          </table:table-cell>
          <table:table-cell table:style-name="ce7" table:formula="of:=[.N99]" office:value-type="float" office:value="0.715" calcext:value-type="float">
            <text:p>0,72</text:p>
          </table:table-cell>
          <table:table-cell table:style-name="ce7" table:formula="of:=[.O99]" office:value-type="float" office:value="0" calcext:value-type="float">
            <text:p>0,00</text:p>
          </table:table-cell>
          <table:table-cell table:style-name="ce7" table:formula="of:=[.P99]" office:value-type="float" office:value="0.715" calcext:value-type="float">
            <text:p>0,72</text:p>
          </table:table-cell>
          <table:table-cell table:style-name="ce7" table:formula="of:=[.Q99]" office:value-type="float" office:value="0.159348" calcext:value-type="float">
            <text:p>0,16</text:p>
          </table:table-cell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13]+[.B14]+[.B15]+[.B16]+[.B17])/5" office:value-type="float" office:value="0.669" calcext:value-type="float">
            <text:p>0,67</text:p>
          </table:table-cell>
          <table:table-cell table:style-name="ce7" table:formula="of:=([.C13]+[.C14]+[.C15]+[.C16]+[.C17])/5" office:value-type="float" office:value="0" calcext:value-type="float">
            <text:p>0,00</text:p>
          </table:table-cell>
          <table:table-cell table:style-name="ce7" table:formula="of:=([.D13]+[.D14]+[.D15]+[.D16]+[.D17])/5" office:value-type="float" office:value="0.669" calcext:value-type="float">
            <text:p>0,67</text:p>
          </table:table-cell>
          <table:table-cell table:style-name="ce7" table:formula="of:=([.E13]+[.E14]+[.E15]+[.E16]+[.E17])/5" office:value-type="float" office:value="0.003" calcext:value-type="float">
            <text:p>0,00</text:p>
          </table:table-cell>
          <table:table-cell table:formula="of:=([.F13]+[.F14]+[.F15]+[.F16]+[.F17])/5" office:value-type="float" office:value="15.1216" calcext:value-type="float">
            <text:p>15,12</text:p>
          </table:table-cell>
          <table:table-cell table:style-name="ce7" table:formula="of:=([.G13]+[.G14]+[.G15]+[.G16]+[.G17])/5" office:value-type="float" office:value="9.4" calcext:value-type="float">
            <text:p>9,40</text:p>
          </table:table-cell>
          <table:table-cell table:formula="of:=([.H13]+[.H14]+[.H15]+[.H16]+[.H17])/5" office:value-type="float" office:value="15.2796" calcext:value-type="float">
            <text:p>15,28</text:p>
          </table:table-cell>
          <table:table-cell table:formula="of:=([.I13]+[.I14]+[.I15]+[.I16]+[.I17])/5" office:value-type="float" office:value="0.01125" calcext:value-type="float">
            <text:p>0,01</text:p>
          </table:table-cell>
          <table:table-cell table:style-name="ce7" table:formula="of:=([.J13]+[.J14]+[.J15]+[.J16]+[.J17])/5" office:value-type="float" office:value="36.31654" calcext:value-type="float">
            <text:p>36,32</text:p>
          </table:table-cell>
          <table:table-cell table:style-name="ce7" table:formula="of:=([.K13]+[.K14]+[.K15]+[.K16]+[.K17])/5" office:value-type="float" office:value="28.6" calcext:value-type="float">
            <text:p>28,60</text:p>
          </table:table-cell>
          <table:table-cell table:style-name="ce7" table:formula="of:=([.L13]+[.L14]+[.L15]+[.L16]+[.L17])/5" office:value-type="float" office:value="36.58064" calcext:value-type="float">
            <text:p>36,58</text:p>
          </table:table-cell>
          <table:table-cell table:style-name="ce7" table:formula="of:=([.M13]+[.M14]+[.M15]+[.M16]+[.M17])/5" office:value-type="float" office:value="0.2684" calcext:value-type="float">
            <text:p>0,27</text:p>
          </table:table-cell>
          <table:table-cell table:style-name="ce7" table:formula="of:=([.N13]+[.N14]+[.N15]+[.N16]+[.N17])/5" office:value-type="float" office:value="0.715" calcext:value-type="float">
            <text:p>0,72</text:p>
          </table:table-cell>
          <table:table-cell table:style-name="ce7" table:formula="of:=([.O13]+[.O14]+[.O15]+[.O16]+[.O17])/5" office:value-type="float" office:value="0" calcext:value-type="float">
            <text:p>0,00</text:p>
          </table:table-cell>
          <table:table-cell table:style-name="ce7" table:formula="of:=([.P13]+[.P14]+[.P15]+[.P16]+[.P17])/5" office:value-type="float" office:value="0.715" calcext:value-type="float">
            <text:p>0,72</text:p>
          </table:table-cell>
          <table:table-cell table:style-name="ce7" table:formula="of:=([.Q13]+[.Q14]+[.Q15]+[.Q16]+[.Q17])/5" office:value-type="float" office:value="0.009" calcext:value-type="float">
            <text:p>0,01</text:p>
          </table:table-cell>
          <table:table-cell/>
          <table:table-cell table:style-name="ce13" office:value-type="string" calcext:value-type="string">
            <text:p>ILS-ES</text:p>
          </table:table-cell>
          <table:table-cell table:style-name="ce7" table:formula="of:=[.B117]" office:value-type="float" office:value="0.669" calcext:value-type="float">
            <text:p>0,67</text:p>
          </table:table-cell>
          <table:table-cell table:style-name="ce7" table:formula="of:=[.C117]" office:value-type="float" office:value="0" calcext:value-type="float">
            <text:p>0,00</text:p>
          </table:table-cell>
          <table:table-cell table:style-name="ce7" table:formula="of:=[.D117]" office:value-type="float" office:value="0.669" calcext:value-type="float">
            <text:p>0,67</text:p>
          </table:table-cell>
          <table:table-cell table:style-name="ce7" table:formula="of:=[.E117]" office:value-type="float" office:value="0.352954" calcext:value-type="float">
            <text:p>0,35</text:p>
          </table:table-cell>
          <table:table-cell table:style-name="ce7" table:formula="of:=[.F117]" office:value-type="float" office:value="12.45738" calcext:value-type="float">
            <text:p>12,46</text:p>
          </table:table-cell>
          <table:table-cell table:style-name="ce7" table:formula="of:=[.G117]" office:value-type="float" office:value="128" calcext:value-type="float">
            <text:p>128,00</text:p>
          </table:table-cell>
          <table:table-cell table:style-name="ce7" table:formula="of:=[.H117]" office:value-type="float" office:value="13.5737" calcext:value-type="float">
            <text:p>13,57</text:p>
          </table:table-cell>
          <table:table-cell table:style-name="ce7" table:formula="of:=[.I117]" office:value-type="float" office:value="0.62812" calcext:value-type="float">
            <text:p>0,63</text:p>
          </table:table-cell>
          <table:table-cell table:style-name="ce7" table:formula="of:=[.J117]" office:value-type="float" office:value="18.84926" calcext:value-type="float">
            <text:p>18,85</text:p>
          </table:table-cell>
          <table:table-cell table:style-name="ce7" table:formula="of:=[.K117]" office:value-type="float" office:value="818.8" calcext:value-type="float">
            <text:p>818,80</text:p>
          </table:table-cell>
          <table:table-cell table:style-name="ce7" table:formula="of:=[.L117]" office:value-type="float" office:value="22.73422" calcext:value-type="float">
            <text:p>22,73</text:p>
          </table:table-cell>
          <table:table-cell table:style-name="ce7" table:formula="of:=[.M117]" office:value-type="float" office:value="7.515622" calcext:value-type="float">
            <text:p>7,52</text:p>
          </table:table-cell>
          <table:table-cell table:style-name="ce7" table:formula="of:=[.N117]" office:value-type="float" office:value="0.715" calcext:value-type="float">
            <text:p>0,72</text:p>
          </table:table-cell>
          <table:table-cell table:style-name="ce7" table:formula="of:=[.O117]" office:value-type="float" office:value="0" calcext:value-type="float">
            <text:p>0,00</text:p>
          </table:table-cell>
          <table:table-cell table:style-name="ce7" table:formula="of:=[.P117]" office:value-type="float" office:value="0.715" calcext:value-type="float">
            <text:p>0,72</text:p>
          </table:table-cell>
          <table:table-cell table:style-name="ce7" table:formula="of:=[.Q117]" office:value-type="float" office:value="0.296844" calcext:value-type="float">
            <text:p>0,30</text:p>
          </table:table-cell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COPKM <text:s/>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3" calcext:value-type="float">
            <text:p>0,03</text:p>
          </table:table-cell>
          <table:table-cell office:value-type="float" office:value="28.397" calcext:value-type="float">
            <text:p>28,397</text:p>
          </table:table-cell>
          <table:table-cell office:value-type="float" office:value="0" calcext:value-type="float">
            <text:p>0</text:p>
          </table:table-cell>
          <table:table-cell office:value-type="float" office:value="28.397" calcext:value-type="float">
            <text:p>28,397</text:p>
          </table:table-cell>
          <table:table-cell office:value-type="float" office:value="0.359" calcext:value-type="float">
            <text:p>0,35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3" calcext:value-type="float">
            <text:p>0,03</text:p>
          </table:table-cell>
          <table:table-cell office:value-type="float" office:value="33.133" calcext:value-type="float">
            <text:p>33,133</text:p>
          </table:table-cell>
          <table:table-cell office:value-type="float" office:value="0" calcext:value-type="float">
            <text:p>0</text:p>
          </table:table-cell>
          <table:table-cell office:value-type="float" office:value="33.1334" calcext:value-type="float">
            <text:p>33,1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3" calcext:value-type="float">
            <text:p>0,03</text:p>
          </table:table-cell>
          <table:table-cell office:value-type="float" office:value="33.0795" calcext:value-type="float">
            <text:p>33,080</text:p>
          </table:table-cell>
          <table:table-cell office:value-type="float" office:value="3" calcext:value-type="float">
            <text:p>3</text:p>
          </table:table-cell>
          <table:table-cell office:value-type="float" office:value="33.093" calcext:value-type="float">
            <text:p>33,093</text:p>
          </table:table-cell>
          <table:table-cell office:value-type="float" office:value="0.265" calcext:value-type="float">
            <text:p>0,265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,000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3" calcext:value-type="float">
            <text:p>0,03</text:p>
          </table:table-cell>
          <table:table-cell office:value-type="float" office:value="32.525" calcext:value-type="float">
            <text:p>32,525</text:p>
          </table:table-cell>
          <table:table-cell office:value-type="float" office:value="2" calcext:value-type="float">
            <text:p>2</text:p>
          </table:table-cell>
          <table:table-cell office:value-type="float" office:value="32.534" calcext:value-type="float">
            <text:p>32,534</text:p>
          </table:table-cell>
          <table:table-cell office:value-type="float" office:value="0.39" calcext:value-type="float">
            <text:p>0,39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4.287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4.287" calcext:value-type="float">
            <text:p>14,29</text:p>
          </table:table-cell>
          <table:table-cell office:value-type="float" office:value="0.04" calcext:value-type="float">
            <text:p>0,04</text:p>
          </table:table-cell>
          <table:table-cell office:value-type="float" office:value="28.3973" calcext:value-type="float">
            <text:p>28,397</text:p>
          </table:table-cell>
          <table:table-cell office:value-type="float" office:value="0" calcext:value-type="float">
            <text:p>0</text:p>
          </table:table-cell>
          <table:table-cell office:value-type="float" office:value="28.3973" calcext:value-type="float">
            <text:p>28,397</text:p>
          </table:table-cell>
          <table:table-cell office:value-type="float" office:value="0.39" calcext:value-type="float">
            <text:p>0,39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22]+[.B23]+[.B24]+[.B25]+[.B26])/5" office:value-type="float" office:value="0.669" calcext:value-type="float">
            <text:p>0,67</text:p>
          </table:table-cell>
          <table:table-cell table:style-name="ce7" table:formula="of:=([.C22]+[.C23]+[.C24]+[.C25]+[.C26])/5" office:value-type="float" office:value="0" calcext:value-type="float">
            <text:p>0,00</text:p>
          </table:table-cell>
          <table:table-cell table:style-name="ce7" table:formula="of:=([.D22]+[.D23]+[.D24]+[.D25]+[.D26])/5" office:value-type="float" office:value="0.669" calcext:value-type="float">
            <text:p>0,67</text:p>
          </table:table-cell>
          <table:table-cell table:style-name="ce7" table:formula="of:=([.E22]+[.E23]+[.E24]+[.E25]+[.E26])/5" office:value-type="float" office:value="0.012" calcext:value-type="float">
            <text:p>0,01</text:p>
          </table:table-cell>
          <table:table-cell table:formula="of:=([.F22]+[.F23]+[.F24]+[.F25]+[.F26])/5" office:value-type="float" office:value="14.287" calcext:value-type="float">
            <text:p>14,29</text:p>
          </table:table-cell>
          <table:table-cell table:style-name="ce7" table:formula="of:=([.G22]+[.G23]+[.G24]+[.G25]+[.G26])/5" office:value-type="float" office:value="0" calcext:value-type="float">
            <text:p>0,00</text:p>
          </table:table-cell>
          <table:table-cell table:formula="of:=([.H22]+[.H23]+[.H24]+[.H25]+[.H26])/5" office:value-type="float" office:value="14.287" calcext:value-type="float">
            <text:p>14,29</text:p>
          </table:table-cell>
          <table:table-cell table:formula="of:=([.I22]+[.I23]+[.I24]+[.I25]+[.I26])/5" office:value-type="float" office:value="0.032" calcext:value-type="float">
            <text:p>0,03</text:p>
          </table:table-cell>
          <table:table-cell table:style-name="ce7" table:formula="of:=([.J22]+[.J23]+[.J24]+[.J25]+[.J26])/5" office:value-type="float" office:value="31.10636" calcext:value-type="float">
            <text:p>31,11</text:p>
          </table:table-cell>
          <table:table-cell table:style-name="ce7" table:formula="of:=([.K22]+[.K23]+[.K24]+[.K25]+[.K26])/5" office:value-type="float" office:value="1" calcext:value-type="float">
            <text:p>1,00</text:p>
          </table:table-cell>
          <table:table-cell table:style-name="ce7" table:formula="of:=([.L22]+[.L23]+[.L24]+[.L25]+[.L26])/5" office:value-type="float" office:value="31.11094" calcext:value-type="float">
            <text:p>31,11</text:p>
          </table:table-cell>
          <table:table-cell table:style-name="ce7" table:formula="of:=([.M22]+[.M23]+[.M24]+[.M25]+[.M26])/5" office:value-type="float" office:value="0.3558" calcext:value-type="float">
            <text:p>0,36</text:p>
          </table:table-cell>
          <table:table-cell table:style-name="ce7" table:formula="of:=([.N22]+[.N23]+[.N24]+[.N25]+[.N26])/5" office:value-type="float" office:value="0.715" calcext:value-type="float">
            <text:p>0,72</text:p>
          </table:table-cell>
          <table:table-cell table:style-name="ce7" table:formula="of:=([.O22]+[.O23]+[.O24]+[.O25]+[.O26])/5" office:value-type="float" office:value="0" calcext:value-type="float">
            <text:p>0,00</text:p>
          </table:table-cell>
          <table:table-cell table:style-name="ce7" table:formula="of:=([.P22]+[.P23]+[.P24]+[.P25]+[.P26])/5" office:value-type="float" office:value="0.715" calcext:value-type="float">
            <text:p>0,72</text:p>
          </table:table-cell>
          <table:table-cell table:style-name="ce7" table:formula="of:=([.Q22]+[.Q23]+[.Q24]+[.Q25]+[.Q26])/5" office:value-type="float" office:value="0.006" calcext:value-type="float">
            <text:p>0,01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BL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" calcext:value-type="float">
            <text:p>13,80</text:p>
          </table:table-cell>
          <table:table-cell office:value-type="float" office:value="0.0625" calcext:value-type="float">
            <text:p>0,06</text:p>
          </table:table-cell>
          <table:table-cell office:value-type="float" office:value="22.8317" calcext:value-type="float">
            <text:p>22,832</text:p>
          </table:table-cell>
          <table:table-cell office:value-type="float" office:value="884" calcext:value-type="float">
            <text:p>884</text:p>
          </table:table-cell>
          <table:table-cell office:value-type="float" office:value="30.9839" calcext:value-type="float">
            <text:p>30,984</text:p>
          </table:table-cell>
          <table:table-cell office:value-type="float" office:value="0.45125" calcext:value-type="float">
            <text:p>0,451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765" calcext:value-type="float">
            <text:p>10,77</text:p>
          </table:table-cell>
          <table:table-cell office:value-type="float" office:value="151" calcext:value-type="float">
            <text:p>151</text:p>
          </table:table-cell>
          <table:table-cell office:value-type="float" office:value="13.287" calcext:value-type="float">
            <text:p>13,29</text:p>
          </table:table-cell>
          <table:table-cell office:value-type="float" office:value="0.625" calcext:value-type="float">
            <text:p>0,63</text:p>
          </table:table-cell>
          <table:table-cell office:value-type="float" office:value="26.9505" calcext:value-type="float">
            <text:p>26,951</text:p>
          </table:table-cell>
          <table:table-cell office:value-type="float" office:value="1304" calcext:value-type="float">
            <text:p>1304</text:p>
          </table:table-cell>
          <table:table-cell office:value-type="float" office:value="38.976" calcext:value-type="float">
            <text:p>38,9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893" calcext:value-type="float">
            <text:p>10,89</text:p>
          </table:table-cell>
          <table:table-cell office:value-type="float" office:value="95" calcext:value-type="float">
            <text:p>95</text:p>
          </table:table-cell>
          <table:table-cell office:value-type="float" office:value="12.4802" calcext:value-type="float">
            <text:p>12,48</text:p>
          </table:table-cell>
          <table:table-cell office:value-type="float" office:value="0.625" calcext:value-type="float">
            <text:p>0,63</text:p>
          </table:table-cell>
          <table:table-cell office:value-type="float" office:value="24.6859" calcext:value-type="float">
            <text:p>24,686</text:p>
          </table:table-cell>
          <table:table-cell office:value-type="float" office:value="921" calcext:value-type="float">
            <text:p>921</text:p>
          </table:table-cell>
          <table:table-cell office:value-type="float" office:value="33.1793" calcext:value-type="float">
            <text:p>33,179</text:p>
          </table:table-cell>
          <table:table-cell office:value-type="float" office:value="0.531" calcext:value-type="float">
            <text:p>0,531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515" calcext:value-type="float">
            <text:p>10,52</text:p>
          </table:table-cell>
          <table:table-cell office:value-type="float" office:value="174" calcext:value-type="float">
            <text:p>174</text:p>
          </table:table-cell>
          <table:table-cell office:value-type="float" office:value="13.4213" calcext:value-type="float">
            <text:p>13,42</text:p>
          </table:table-cell>
          <table:table-cell office:value-type="float" office:value="0.046875" calcext:value-type="float">
            <text:p>0,05</text:p>
          </table:table-cell>
          <table:table-cell office:value-type="float" office:value="28.154" calcext:value-type="float">
            <text:p>28,154</text:p>
          </table:table-cell>
          <table:table-cell office:value-type="float" office:value="1132" calcext:value-type="float">
            <text:p>1132</text:p>
          </table:table-cell>
          <table:table-cell office:value-type="float" office:value="38.59" calcext:value-type="float">
            <text:p>38,590</text:p>
          </table:table-cell>
          <table:table-cell office:value-type="float" office:value="0.343" calcext:value-type="float">
            <text:p>0,34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31" calcext:value-type="float">
            <text:p>0,031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09375" calcext:value-type="float">
            <text:p>0,09</text:p>
          </table:table-cell>
          <table:table-cell office:value-type="float" office:value="27.177" calcext:value-type="float">
            <text:p>27,177</text:p>
          </table:table-cell>
          <table:table-cell office:value-type="float" office:value="971" calcext:value-type="float">
            <text:p>971</text:p>
          </table:table-cell>
          <table:table-cell office:value-type="float" office:value="36.132" calcext:value-type="float">
            <text:p>36,132</text:p>
          </table:table-cell>
          <table:table-cell office:value-type="float" office:value="0.39" calcext:value-type="float">
            <text:p>0,39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312" calcext:value-type="float">
            <text:p>0,031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31]+[.B32]+[.B33]+[.B34]+[.B35])/5" office:value-type="float" office:value="0.669" calcext:value-type="float">
            <text:p>0,67</text:p>
          </table:table-cell>
          <table:table-cell table:style-name="ce7" table:formula="of:=([.C31]+[.C32]+[.C33]+[.C34]+[.C35])/5" office:value-type="float" office:value="0" calcext:value-type="float">
            <text:p>0,00</text:p>
          </table:table-cell>
          <table:table-cell table:style-name="ce7" table:formula="of:=([.D31]+[.D32]+[.D33]+[.D34]+[.D35])/5" office:value-type="float" office:value="0.669" calcext:value-type="float">
            <text:p>0,67</text:p>
          </table:table-cell>
          <table:table-cell table:style-name="ce7" table:formula="of:=([.E31]+[.E32]+[.E33]+[.E34]+[.E35])/5" office:value-type="float" office:value="0.0182" calcext:value-type="float">
            <text:p>0,02</text:p>
          </table:table-cell>
          <table:table-cell table:formula="of:=([.F31]+[.F32]+[.F33]+[.F34]+[.F35])/5" office:value-type="float" office:value="11.85416" calcext:value-type="float">
            <text:p>11,85</text:p>
          </table:table-cell>
          <table:table-cell table:style-name="ce7" table:formula="of:=([.G31]+[.G32]+[.G33]+[.G34]+[.G35])/5" office:value-type="float" office:value="90" calcext:value-type="float">
            <text:p>90,00</text:p>
          </table:table-cell>
          <table:table-cell table:formula="of:=([.H31]+[.H32]+[.H33]+[.H34]+[.H35])/5" office:value-type="float" office:value="13.35738" calcext:value-type="float">
            <text:p>13,36</text:p>
          </table:table-cell>
          <table:table-cell table:formula="of:=([.I31]+[.I32]+[.I33]+[.I34]+[.I35])/5" office:value-type="float" office:value="0.290625" calcext:value-type="float">
            <text:p>0,29</text:p>
          </table:table-cell>
          <table:table-cell table:style-name="ce7" table:formula="of:=([.J31]+[.J32]+[.J33]+[.J34]+[.J35])/5" office:value-type="float" office:value="25.95982" calcext:value-type="float">
            <text:p>25,96</text:p>
          </table:table-cell>
          <table:table-cell table:style-name="ce7" table:formula="of:=([.K31]+[.K32]+[.K33]+[.K34]+[.K35])/5" office:value-type="float" office:value="1042.4" calcext:value-type="float">
            <text:p>1042,40</text:p>
          </table:table-cell>
          <table:table-cell table:style-name="ce7" table:formula="of:=([.L31]+[.L32]+[.L33]+[.L34]+[.L35])/5" office:value-type="float" office:value="35.57224" calcext:value-type="float">
            <text:p>35,57</text:p>
          </table:table-cell>
          <table:table-cell table:style-name="ce7" table:formula="of:=([.M31]+[.M32]+[.M33]+[.M34]+[.M35])/5" office:value-type="float" office:value="0.40865" calcext:value-type="float">
            <text:p>0,41</text:p>
          </table:table-cell>
          <table:table-cell table:style-name="ce7" table:formula="of:=([.N31]+[.N32]+[.N33]+[.N34]+[.N35])/5" office:value-type="float" office:value="0.715" calcext:value-type="float">
            <text:p>0,72</text:p>
          </table:table-cell>
          <table:table-cell table:style-name="ce7" table:formula="of:=([.O31]+[.O32]+[.O33]+[.O34]+[.O35])/5" office:value-type="float" office:value="0" calcext:value-type="float">
            <text:p>0,00</text:p>
          </table:table-cell>
          <table:table-cell table:style-name="ce7" table:formula="of:=([.P31]+[.P32]+[.P33]+[.P34]+[.P35])/5" office:value-type="float" office:value="0.715" calcext:value-type="float">
            <text:p>0,72</text:p>
          </table:table-cell>
          <table:table-cell table:style-name="ce7" table:formula="of:=([.Q31]+[.Q32]+[.Q33]+[.Q34]+[.Q35])/5" office:value-type="float" office:value="0.01824" calcext:value-type="float">
            <text:p>0,02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BL 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312" calcext:value-type="float">
            <text:p>0,031</text:p>
          </table:table-cell>
          <table:table-cell office:value-type="float" office:value="10.7608" calcext:value-type="float">
            <text:p>10,76</text:p>
          </table:table-cell>
          <table:table-cell office:value-type="float" office:value="351" calcext:value-type="float">
            <text:p>351</text:p>
          </table:table-cell>
          <table:table-cell office:value-type="float" office:value="13.8218" calcext:value-type="float">
            <text:p>13,82</text:p>
          </table:table-cell>
          <table:table-cell office:value-type="float" office:value="0.0625" calcext:value-type="float">
            <text:p>0,06</text:p>
          </table:table-cell>
          <table:table-cell office:value-type="float" office:value="27.25" calcext:value-type="float">
            <text:p>27,250</text:p>
          </table:table-cell>
          <table:table-cell office:value-type="float" office:value="2503" calcext:value-type="float">
            <text:p>2503</text:p>
          </table:table-cell>
          <table:table-cell office:value-type="float" office:value="39.126" calcext:value-type="float">
            <text:p>39,126</text:p>
          </table:table-cell>
          <table:table-cell office:value-type="float" office:value="0.687" calcext:value-type="float">
            <text:p>0,687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31" calcext:value-type="float">
            <text:p>0,0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822" calcext:value-type="float">
            <text:p>10,82</text:p>
          </table:table-cell>
          <table:table-cell office:value-type="float" office:value="263" calcext:value-type="float">
            <text:p>263</text:p>
          </table:table-cell>
          <table:table-cell office:value-type="float" office:value="13.1161" calcext:value-type="float">
            <text:p>13,12</text:p>
          </table:table-cell>
          <table:table-cell office:value-type="float" office:value="0.0625" calcext:value-type="float">
            <text:p>0,06</text:p>
          </table:table-cell>
          <table:table-cell office:value-type="float" office:value="27.978" calcext:value-type="float">
            <text:p>27,978</text:p>
          </table:table-cell>
          <table:table-cell office:value-type="float" office:value="2279" calcext:value-type="float">
            <text:p>2279</text:p>
          </table:table-cell>
          <table:table-cell office:value-type="float" office:value="38.7916" calcext:value-type="float">
            <text:p>38,792</text:p>
          </table:table-cell>
          <table:table-cell office:value-type="float" office:value="0.7343" calcext:value-type="float">
            <text:p>0,73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8839" calcext:value-type="float">
            <text:p>10,88</text:p>
          </table:table-cell>
          <table:table-cell office:value-type="float" office:value="293" calcext:value-type="float">
            <text:p>293</text:p>
          </table:table-cell>
          <table:table-cell office:value-type="float" office:value="13.4391" calcext:value-type="float">
            <text:p>13,44</text:p>
          </table:table-cell>
          <table:table-cell office:value-type="float" office:value="0.0625" calcext:value-type="float">
            <text:p>0,06</text:p>
          </table:table-cell>
          <table:table-cell office:value-type="float" office:value="28.825" calcext:value-type="float">
            <text:p>28,825</text:p>
          </table:table-cell>
          <table:table-cell office:value-type="float" office:value="2176" calcext:value-type="float">
            <text:p>2176</text:p>
          </table:table-cell>
          <table:table-cell office:value-type="float" office:value="39.1494" calcext:value-type="float">
            <text:p>39,149</text:p>
          </table:table-cell>
          <table:table-cell office:value-type="float" office:value="0.84375" calcext:value-type="float">
            <text:p>0,84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15" calcext:value-type="float">
            <text:p>0,015</text:p>
          </table:table-cell>
          <table:table-cell office:value-type="float" office:value="10.6669" calcext:value-type="float">
            <text:p>10,67</text:p>
          </table:table-cell>
          <table:table-cell office:value-type="float" office:value="334" calcext:value-type="float">
            <text:p>334</text:p>
          </table:table-cell>
          <table:table-cell office:value-type="float" office:value="13.5797" calcext:value-type="float">
            <text:p>13,58</text:p>
          </table:table-cell>
          <table:table-cell office:value-type="float" office:value="0.078" calcext:value-type="float">
            <text:p>0,08</text:p>
          </table:table-cell>
          <table:table-cell office:value-type="float" office:value="23.8135" calcext:value-type="float">
            <text:p>23,814</text:p>
          </table:table-cell>
          <table:table-cell office:value-type="float" office:value="1595" calcext:value-type="float">
            <text:p>1595</text:p>
          </table:table-cell>
          <table:table-cell office:value-type="float" office:value="31.3813" calcext:value-type="float">
            <text:p>31,381</text:p>
          </table:table-cell>
          <table:table-cell office:value-type="float" office:value="1.28125" calcext:value-type="float">
            <text:p>1,281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31" calcext:value-type="float">
            <text:p>0,0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031" calcext:value-type="float">
            <text:p>0,031</text:p>
          </table:table-cell>
          <table:table-cell office:value-type="float" office:value="10.8185" calcext:value-type="float">
            <text:p>10,82</text:p>
          </table:table-cell>
          <table:table-cell office:value-type="float" office:value="264" calcext:value-type="float">
            <text:p>264</text:p>
          </table:table-cell>
          <table:table-cell office:value-type="float" office:value="13.1209" calcext:value-type="float">
            <text:p>13,12</text:p>
          </table:table-cell>
          <table:table-cell office:value-type="float" office:value="0.0625" calcext:value-type="float">
            <text:p>0,06</text:p>
          </table:table-cell>
          <table:table-cell office:value-type="float" office:value="25.4513" calcext:value-type="float">
            <text:p>25,451</text:p>
          </table:table-cell>
          <table:table-cell office:value-type="float" office:value="1888" calcext:value-type="float">
            <text:p>1888</text:p>
          </table:table-cell>
          <table:table-cell office:value-type="float" office:value="34.4092" calcext:value-type="float">
            <text:p>34,409</text:p>
          </table:table-cell>
          <table:table-cell office:value-type="float" office:value="1" calcext:value-type="float">
            <text:p>1,00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15" calcext:value-type="float">
            <text:p>0,015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40]+[.B41]+[.B42]+[.B43]+[.B44])/5" office:value-type="float" office:value="0.669" calcext:value-type="float">
            <text:p>0,67</text:p>
          </table:table-cell>
          <table:table-cell table:style-name="ce7" table:formula="of:=([.C40]+[.C41]+[.C42]+[.C43]+[.C44])/5" office:value-type="float" office:value="0" calcext:value-type="float">
            <text:p>0,00</text:p>
          </table:table-cell>
          <table:table-cell table:style-name="ce7" table:formula="of:=([.D40]+[.D41]+[.D42]+[.D43]+[.D44])/5" office:value-type="float" office:value="0.669" calcext:value-type="float">
            <text:p>0,67</text:p>
          </table:table-cell>
          <table:table-cell table:style-name="ce7" table:formula="of:=([.E40]+[.E41]+[.E42]+[.E43]+[.E44])/5" office:value-type="float" office:value="0.02144" calcext:value-type="float">
            <text:p>0,02</text:p>
          </table:table-cell>
          <table:table-cell table:formula="of:=([.F40]+[.F41]+[.F42]+[.F43]+[.F44])/5" office:value-type="float" office:value="10.79042" calcext:value-type="float">
            <text:p>10,79</text:p>
          </table:table-cell>
          <table:table-cell table:style-name="ce7" table:formula="of:=([.G40]+[.G41]+[.G42]+[.G43]+[.G44])/5" office:value-type="float" office:value="301" calcext:value-type="float">
            <text:p>301,00</text:p>
          </table:table-cell>
          <table:table-cell table:formula="of:=([.H40]+[.H41]+[.H42]+[.H43]+[.H44])/5" office:value-type="float" office:value="13.41552" calcext:value-type="float">
            <text:p>13,42</text:p>
          </table:table-cell>
          <table:table-cell table:formula="of:=([.I40]+[.I41]+[.I42]+[.I43]+[.I44])/5" office:value-type="float" office:value="0.0656" calcext:value-type="float">
            <text:p>0,07</text:p>
          </table:table-cell>
          <table:table-cell table:style-name="ce7" table:formula="of:=([.J40]+[.J41]+[.J42]+[.J43]+[.J44])/5" office:value-type="float" office:value="26.66356" calcext:value-type="float">
            <text:p>26,66</text:p>
          </table:table-cell>
          <table:table-cell table:style-name="ce7" table:formula="of:=([.K40]+[.K41]+[.K42]+[.K43]+[.K44])/5" office:value-type="float" office:value="2088.2" calcext:value-type="float">
            <text:p>2088,20</text:p>
          </table:table-cell>
          <table:table-cell table:style-name="ce7" table:formula="of:=([.L40]+[.L41]+[.L42]+[.L43]+[.L44])/5" office:value-type="float" office:value="36.5715" calcext:value-type="float">
            <text:p>36,57</text:p>
          </table:table-cell>
          <table:table-cell table:style-name="ce7" table:formula="of:=([.M40]+[.M41]+[.M42]+[.M43]+[.M44])/5" office:value-type="float" office:value="0.90926" calcext:value-type="float">
            <text:p>0,91</text:p>
          </table:table-cell>
          <table:table-cell table:style-name="ce7" table:formula="of:=([.N40]+[.N41]+[.N42]+[.N43]+[.N44])/5" office:value-type="float" office:value="0.715" calcext:value-type="float">
            <text:p>0,72</text:p>
          </table:table-cell>
          <table:table-cell table:style-name="ce7" table:formula="of:=([.O40]+[.O41]+[.O42]+[.O43]+[.O44])/5" office:value-type="float" office:value="0" calcext:value-type="float">
            <text:p>0,00</text:p>
          </table:table-cell>
          <table:table-cell table:style-name="ce7" table:formula="of:=([.P40]+[.P41]+[.P42]+[.P43]+[.P44])/5" office:value-type="float" office:value="0.715" calcext:value-type="float">
            <text:p>0,72</text:p>
          </table:table-cell>
          <table:table-cell table:style-name="ce7" table:formula="of:=([.Q40]+[.Q41]+[.Q42]+[.Q43]+[.Q44])/5" office:value-type="float" office:value="0.0214" calcext:value-type="float">
            <text:p>0,02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BMB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5" calcext:value-type="float">
            <text:p>0,250</text:p>
          </table:table-cell>
          <table:table-cell office:value-type="float" office:value="10.8091" calcext:value-type="float">
            <text:p>10,81</text:p>
          </table:table-cell>
          <table:table-cell office:value-type="float" office:value="116" calcext:value-type="float">
            <text:p>116</text:p>
          </table:table-cell>
          <table:table-cell office:value-type="float" office:value="12.746" calcext:value-type="float">
            <text:p>12,75</text:p>
          </table:table-cell>
          <table:table-cell office:value-type="float" office:value="0.6406" calcext:value-type="float">
            <text:p>0,64</text:p>
          </table:table-cell>
          <table:table-cell office:value-type="float" office:value="22.2068" calcext:value-type="float">
            <text:p>22,207</text:p>
          </table:table-cell>
          <table:table-cell office:value-type="float" office:value="714" calcext:value-type="float">
            <text:p>714</text:p>
          </table:table-cell>
          <table:table-cell office:value-type="float" office:value="28.7314" calcext:value-type="float">
            <text:p>28,731</text:p>
          </table:table-cell>
          <table:table-cell office:value-type="float" office:value="3.96875" calcext:value-type="float">
            <text:p>3,96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34" calcext:value-type="float">
            <text:p>0,2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5" calcext:value-type="float">
            <text:p>0,250</text:p>
          </table:table-cell>
          <table:table-cell office:value-type="float" office:value="10.8189" calcext:value-type="float">
            <text:p>10,82</text:p>
          </table:table-cell>
          <table:table-cell office:value-type="float" office:value="108" calcext:value-type="float">
            <text:p>108</text:p>
          </table:table-cell>
          <table:table-cell office:value-type="float" office:value="12.622" calcext:value-type="float">
            <text:p>12,62</text:p>
          </table:table-cell>
          <table:table-cell office:value-type="float" office:value="0.625" calcext:value-type="float">
            <text:p>0,63</text:p>
          </table:table-cell>
          <table:table-cell office:value-type="float" office:value="25.617" calcext:value-type="float">
            <text:p>25,617</text:p>
          </table:table-cell>
          <table:table-cell office:value-type="float" office:value="834" calcext:value-type="float">
            <text:p>834</text:p>
          </table:table-cell>
          <table:table-cell office:value-type="float" office:value="33.3082" calcext:value-type="float">
            <text:p>33,308</text:p>
          </table:table-cell>
          <table:table-cell office:value-type="float" office:value="2.40625" calcext:value-type="float">
            <text:p>2,40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187" calcext:value-type="float">
            <text:p>0,2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34" calcext:value-type="float">
            <text:p>0,234</text:p>
          </table:table-cell>
          <table:table-cell office:value-type="float" office:value="10.87" calcext:value-type="float">
            <text:p>10,87</text:p>
          </table:table-cell>
          <table:table-cell office:value-type="float" office:value="97" calcext:value-type="float">
            <text:p>97</text:p>
          </table:table-cell>
          <table:table-cell office:value-type="float" office:value="12.4996" calcext:value-type="float">
            <text:p>12,50</text:p>
          </table:table-cell>
          <table:table-cell office:value-type="float" office:value="0.609" calcext:value-type="float">
            <text:p>0,61</text:p>
          </table:table-cell>
          <table:table-cell office:value-type="float" office:value="24.7011" calcext:value-type="float">
            <text:p>24,701</text:p>
          </table:table-cell>
          <table:table-cell office:value-type="float" office:value="781" calcext:value-type="float">
            <text:p>781</text:p>
          </table:table-cell>
          <table:table-cell office:value-type="float" office:value="31.9034" calcext:value-type="float">
            <text:p>31,903</text:p>
          </table:table-cell>
          <table:table-cell office:value-type="float" office:value="4.26562" calcext:value-type="float">
            <text:p>4,26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18" calcext:value-type="float">
            <text:p>0,21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65" calcext:value-type="float">
            <text:p>0,265</text:p>
          </table:table-cell>
          <table:table-cell office:value-type="float" office:value="10.816" calcext:value-type="float">
            <text:p>10,82</text:p>
          </table:table-cell>
          <table:table-cell office:value-type="float" office:value="108" calcext:value-type="float">
            <text:p>108</text:p>
          </table:table-cell>
          <table:table-cell office:value-type="float" office:value="12.619" calcext:value-type="float">
            <text:p>12,62</text:p>
          </table:table-cell>
          <table:table-cell office:value-type="float" office:value="0.656" calcext:value-type="float">
            <text:p>0,66</text:p>
          </table:table-cell>
          <table:table-cell office:value-type="float" office:value="26.003" calcext:value-type="float">
            <text:p>26,003</text:p>
          </table:table-cell>
          <table:table-cell office:value-type="float" office:value="975" calcext:value-type="float">
            <text:p>975</text:p>
          </table:table-cell>
          <table:table-cell office:value-type="float" office:value="34.9948" calcext:value-type="float">
            <text:p>34,995</text:p>
          </table:table-cell>
          <table:table-cell office:value-type="float" office:value="3.59375" calcext:value-type="float">
            <text:p>3,59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34" calcext:value-type="float">
            <text:p>0,23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65" calcext:value-type="float">
            <text:p>0,265</text:p>
          </table:table-cell>
          <table:table-cell office:value-type="float" office:value="10.88" calcext:value-type="float">
            <text:p>10,88</text:p>
          </table:table-cell>
          <table:table-cell office:value-type="float" office:value="97" calcext:value-type="float">
            <text:p>97</text:p>
          </table:table-cell>
          <table:table-cell office:value-type="float" office:value="12.499" calcext:value-type="float">
            <text:p>12,50</text:p>
          </table:table-cell>
          <table:table-cell office:value-type="float" office:value="0.6406" calcext:value-type="float">
            <text:p>0,64</text:p>
          </table:table-cell>
          <table:table-cell office:value-type="float" office:value="20.8648" calcext:value-type="float">
            <text:p>20,865</text:p>
          </table:table-cell>
          <table:table-cell office:value-type="float" office:value="792" calcext:value-type="float">
            <text:p>792</text:p>
          </table:table-cell>
          <table:table-cell office:value-type="float" office:value="28.1686" calcext:value-type="float">
            <text:p>28,169</text:p>
          </table:table-cell>
          <table:table-cell office:value-type="float" office:value="3.71875" calcext:value-type="float">
            <text:p>3,71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03" calcext:value-type="float">
            <text:p>0,203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49]+[.B50]+[.B51]+[.B52]+[.B53])/5" office:value-type="float" office:value="0.669" calcext:value-type="float">
            <text:p>0,67</text:p>
          </table:table-cell>
          <table:table-cell table:style-name="ce7" table:formula="of:=([.C49]+[.C50]+[.C51]+[.C52]+[.C53])/5" office:value-type="float" office:value="0" calcext:value-type="float">
            <text:p>0,00</text:p>
          </table:table-cell>
          <table:table-cell table:style-name="ce7" table:formula="of:=([.D49]+[.D50]+[.D51]+[.D52]+[.D53])/5" office:value-type="float" office:value="0.669" calcext:value-type="float">
            <text:p>0,67</text:p>
          </table:table-cell>
          <table:table-cell table:style-name="ce7" table:formula="of:=([.E49]+[.E50]+[.E51]+[.E52]+[.E53])/5" office:value-type="float" office:value="0.2528" calcext:value-type="float">
            <text:p>0,25</text:p>
          </table:table-cell>
          <table:table-cell table:formula="of:=([.F49]+[.F50]+[.F51]+[.F52]+[.F53])/5" office:value-type="float" office:value="10.8388" calcext:value-type="float">
            <text:p>10,84</text:p>
          </table:table-cell>
          <table:table-cell table:style-name="ce7" table:formula="of:=([.G49]+[.G50]+[.G51]+[.G52]+[.G53])/5" office:value-type="float" office:value="105.2" calcext:value-type="float">
            <text:p>105,20</text:p>
          </table:table-cell>
          <table:table-cell table:formula="of:=([.H49]+[.H50]+[.H51]+[.H52]+[.H53])/5" office:value-type="float" office:value="12.59712" calcext:value-type="float">
            <text:p>12,60</text:p>
          </table:table-cell>
          <table:table-cell table:formula="of:=([.I49]+[.I50]+[.I51]+[.I52]+[.I53])/5" office:value-type="float" office:value="0.63424" calcext:value-type="float">
            <text:p>0,63</text:p>
          </table:table-cell>
          <table:table-cell table:style-name="ce7" table:formula="of:=([.J49]+[.J50]+[.J59]+[.J52]+[.J53])/5" office:value-type="float" office:value="23.93584" calcext:value-type="float">
            <text:p>23,94</text:p>
          </table:table-cell>
          <table:table-cell table:style-name="ce7" table:formula="of:=([.K49]+[.K50]+[.K59]+[.K52]+[.K53])/5" office:value-type="float" office:value="1087.4" calcext:value-type="float">
            <text:p>1087,40</text:p>
          </table:table-cell>
          <table:table-cell table:style-name="ce7" table:formula="of:=([.L49]+[.L50]+[.L59]+[.L52]+[.L53])/5" office:value-type="float" office:value="32.05174" calcext:value-type="float">
            <text:p>32,05</text:p>
          </table:table-cell>
          <table:table-cell table:style-name="ce7" table:formula="of:=([.M49]+[.M50]+[.M59]+[.M52]+[.M53])/5" office:value-type="float" office:value="4.49686" calcext:value-type="float">
            <text:p>4,50</text:p>
          </table:table-cell>
          <table:table-cell table:style-name="ce7" table:formula="of:=([.N49]+[.N50]+[.N51]+[.N52]+[.N53])/5" office:value-type="float" office:value="0.715" calcext:value-type="float">
            <text:p>0,72</text:p>
          </table:table-cell>
          <table:table-cell table:style-name="ce7" table:formula="of:=([.O49]+[.O50]+[.O51]+[.O52]+[.O53])/5" office:value-type="float" office:value="0" calcext:value-type="float">
            <text:p>0,00</text:p>
          </table:table-cell>
          <table:table-cell table:style-name="ce7" table:formula="of:=([.P49]+[.P50]+[.P51]+[.P52]+[.P53])/5" office:value-type="float" office:value="0.715" calcext:value-type="float">
            <text:p>0,72</text:p>
          </table:table-cell>
          <table:table-cell table:style-name="ce7" table:formula="of:=([.Q49]+[.Q50]+[.Q51]+[.Q52]+[.Q53])/5" office:value-type="float" office:value="0.22154" calcext:value-type="float">
            <text:p>0,22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BMB 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96" calcext:value-type="float">
            <text:p>0,296</text:p>
          </table:table-cell>
          <table:table-cell office:value-type="float" office:value="10.8752" calcext:value-type="float">
            <text:p>10,88</text:p>
          </table:table-cell>
          <table:table-cell office:value-type="float" office:value="230" calcext:value-type="float">
            <text:p>230</text:p>
          </table:table-cell>
          <table:table-cell office:value-type="float" office:value="12.881" calcext:value-type="float">
            <text:p>12,88</text:p>
          </table:table-cell>
          <table:table-cell office:value-type="float" office:value="0.84375" calcext:value-type="float">
            <text:p>0,84</text:p>
          </table:table-cell>
          <table:table-cell office:value-type="float" office:value="22.7808" calcext:value-type="float">
            <text:p>22,781</text:p>
          </table:table-cell>
          <table:table-cell office:value-type="float" office:value="1609" calcext:value-type="float">
            <text:p>1609</text:p>
          </table:table-cell>
          <table:table-cell office:value-type="float" office:value="30.4149" calcext:value-type="float">
            <text:p>30,415</text:p>
          </table:table-cell>
          <table:table-cell office:value-type="float" office:value="9.84375" calcext:value-type="float">
            <text:p>9,84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96" calcext:value-type="float">
            <text:p>0,2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81" calcext:value-type="float">
            <text:p>0,281</text:p>
          </table:table-cell>
          <table:table-cell office:value-type="float" office:value="10.8057" calcext:value-type="float">
            <text:p>10,81</text:p>
          </table:table-cell>
          <table:table-cell office:value-type="float" office:value="261" calcext:value-type="float">
            <text:p>261</text:p>
          </table:table-cell>
          <table:table-cell office:value-type="float" office:value="13.081" calcext:value-type="float">
            <text:p>13,08</text:p>
          </table:table-cell>
          <table:table-cell office:value-type="float" office:value="0.78125" calcext:value-type="float">
            <text:p>0,78</text:p>
          </table:table-cell>
          <table:table-cell office:value-type="float" office:value="24.9876" calcext:value-type="float">
            <text:p>24,988</text:p>
          </table:table-cell>
          <table:table-cell office:value-type="float" office:value="2122" calcext:value-type="float">
            <text:p>2122</text:p>
          </table:table-cell>
          <table:table-cell office:value-type="float" office:value="35.0557" calcext:value-type="float">
            <text:p>35,056</text:p>
          </table:table-cell>
          <table:table-cell office:value-type="float" office:value="8.7968" calcext:value-type="float">
            <text:p>8,797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81" calcext:value-type="float">
            <text:p>0,2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5" calcext:value-type="float">
            <text:p>0,250</text:p>
          </table:table-cell>
          <table:table-cell office:value-type="float" office:value="10.8671" calcext:value-type="float">
            <text:p>10,87</text:p>
          </table:table-cell>
          <table:table-cell office:value-type="float" office:value="235" calcext:value-type="float">
            <text:p>235</text:p>
          </table:table-cell>
          <table:table-cell office:value-type="float" office:value="12.916" calcext:value-type="float">
            <text:p>12,92</text:p>
          </table:table-cell>
          <table:table-cell office:value-type="float" office:value="0.6875" calcext:value-type="float">
            <text:p>0,69</text:p>
          </table:table-cell>
          <table:table-cell office:value-type="float" office:value="26.1006" calcext:value-type="float">
            <text:p>26,101</text:p>
          </table:table-cell>
          <table:table-cell office:value-type="float" office:value="1641" calcext:value-type="float">
            <text:p>1641</text:p>
          </table:table-cell>
          <table:table-cell office:value-type="float" office:value="33.8866" calcext:value-type="float">
            <text:p>33,887</text:p>
          </table:table-cell>
          <table:table-cell office:value-type="float" office:value="9.09375" calcext:value-type="float">
            <text:p>9,09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81" calcext:value-type="float">
            <text:p>0,2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125" calcext:value-type="float">
            <text:p>0,313</text:p>
          </table:table-cell>
          <table:table-cell office:value-type="float" office:value="10.8211" calcext:value-type="float">
            <text:p>10,82</text:p>
          </table:table-cell>
          <table:table-cell office:value-type="float" office:value="253" calcext:value-type="float">
            <text:p>253</text:p>
          </table:table-cell>
          <table:table-cell office:value-type="float" office:value="13.027" calcext:value-type="float">
            <text:p>13,03</text:p>
          </table:table-cell>
          <table:table-cell office:value-type="float" office:value="0.71875" calcext:value-type="float">
            <text:p>0,72</text:p>
          </table:table-cell>
          <table:table-cell office:value-type="float" office:value="23.5402" calcext:value-type="float">
            <text:p>23,540</text:p>
          </table:table-cell>
          <table:table-cell office:value-type="float" office:value="1374" calcext:value-type="float">
            <text:p>1374</text:p>
          </table:table-cell>
          <table:table-cell office:value-type="float" office:value="30.0594" calcext:value-type="float">
            <text:p>30,059</text:p>
          </table:table-cell>
          <table:table-cell office:value-type="float" office:value="10.7031" calcext:value-type="float">
            <text:p>10,70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81" calcext:value-type="float">
            <text:p>0,28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812" calcext:value-type="float">
            <text:p>0,281</text:p>
          </table:table-cell>
          <table:table-cell office:value-type="float" office:value="10.8127" calcext:value-type="float">
            <text:p>10,81</text:p>
          </table:table-cell>
          <table:table-cell office:value-type="float" office:value="263" calcext:value-type="float">
            <text:p>263</text:p>
          </table:table-cell>
          <table:table-cell office:value-type="float" office:value="13.1063" calcext:value-type="float">
            <text:p>13,11</text:p>
          </table:table-cell>
          <table:table-cell office:value-type="float" office:value="0.796875" calcext:value-type="float">
            <text:p>0,80</text:p>
          </table:table-cell>
          <table:table-cell office:value-type="float" office:value="20.5764" calcext:value-type="float">
            <text:p>20,576</text:p>
          </table:table-cell>
          <table:table-cell office:value-type="float" office:value="1465" calcext:value-type="float">
            <text:p>1465</text:p>
          </table:table-cell>
          <table:table-cell office:value-type="float" office:value="37.5273" calcext:value-type="float">
            <text:p>37,527</text:p>
          </table:table-cell>
          <table:table-cell office:value-type="float" office:value="10.0156" calcext:value-type="float">
            <text:p>10,01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81" calcext:value-type="float">
            <text:p>0,281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58]+[.B59]+[.B60]+[.B61]+[.B62])/5" office:value-type="float" office:value="0.669" calcext:value-type="float">
            <text:p>0,67</text:p>
          </table:table-cell>
          <table:table-cell table:style-name="ce7" table:formula="of:=([.C58]+[.C59]+[.C60]+[.C61]+[.C62])/5" office:value-type="float" office:value="0" calcext:value-type="float">
            <text:p>0,00</text:p>
          </table:table-cell>
          <table:table-cell table:style-name="ce7" table:formula="of:=([.D58]+[.D59]+[.D60]+[.D61]+[.D62])/5" office:value-type="float" office:value="0.669" calcext:value-type="float">
            <text:p>0,67</text:p>
          </table:table-cell>
          <table:table-cell table:style-name="ce7" table:formula="of:=([.E58]+[.E59]+[.E60]+[.E61]+[.E62])/5" office:value-type="float" office:value="0.28414" calcext:value-type="float">
            <text:p>0,28</text:p>
          </table:table-cell>
          <table:table-cell table:formula="of:=([.F58]+[.F59]+[.F60]+[.F61]+[.F62])/5" office:value-type="float" office:value="10.83636" calcext:value-type="float">
            <text:p>10,84</text:p>
          </table:table-cell>
          <table:table-cell table:style-name="ce7" table:formula="of:=([.G58]+[.G59]+[.G60]+[.G61]+[.G62])/5" office:value-type="float" office:value="248.4" calcext:value-type="float">
            <text:p>248,40</text:p>
          </table:table-cell>
          <table:table-cell table:formula="of:=([.H58]+[.H59]+[.H60]+[.H61]+[.H62])/5" office:value-type="float" office:value="13.00226" calcext:value-type="float">
            <text:p>13,00</text:p>
          </table:table-cell>
          <table:table-cell table:formula="of:=([.I58]+[.I59]+[.I60]+[.I61]+[.I62])/5" office:value-type="float" office:value="0.765625" calcext:value-type="float">
            <text:p>0,77</text:p>
          </table:table-cell>
          <table:table-cell table:style-name="ce7" table:formula="of:=([.J58]+[.J59]+[.J60]+[.J61]+[.J62])/5" office:value-type="float" office:value="23.59712" calcext:value-type="float">
            <text:p>23,60</text:p>
          </table:table-cell>
          <table:table-cell table:style-name="ce7" table:formula="of:=([.K58]+[.K59]+[.K60]+[.K61]+[.K62])/5" office:value-type="float" office:value="1642.2" calcext:value-type="float">
            <text:p>1642,20</text:p>
          </table:table-cell>
          <table:table-cell table:style-name="ce7" table:formula="of:=([.L58]+[.L59]+[.L60]+[.L61]+[.L62])/5" office:value-type="float" office:value="33.38878" calcext:value-type="float">
            <text:p>33,39</text:p>
          </table:table-cell>
          <table:table-cell table:style-name="ce7" table:formula="of:=([.M58]+[.M59]+[.M60]+[.M61]+[.M62])/5" office:value-type="float" office:value="9.6906" calcext:value-type="float">
            <text:p>9,69</text:p>
          </table:table-cell>
          <table:table-cell table:style-name="ce7" table:formula="of:=([.N58]+[.N59]+[.N60]+[.N61]+[.N62])/5" office:value-type="float" office:value="0.715" calcext:value-type="float">
            <text:p>0,72</text:p>
          </table:table-cell>
          <table:table-cell table:style-name="ce7" table:formula="of:=([.O58]+[.O59]+[.O60]+[.O61]+[.O62])/5" office:value-type="float" office:value="0" calcext:value-type="float">
            <text:p>0,00</text:p>
          </table:table-cell>
          <table:table-cell table:style-name="ce7" table:formula="of:=([.P58]+[.P59]+[.P60]+[.P61]+[.P62])/5" office:value-type="float" office:value="0.715" calcext:value-type="float">
            <text:p>0,72</text:p>
          </table:table-cell>
          <table:table-cell table:style-name="ce7" table:formula="of:=([.Q58]+[.Q59]+[.Q60]+[.Q61]+[.Q62])/5" office:value-type="float" office:value="0.284" calcext:value-type="float">
            <text:p>0,28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ILS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03" calcext:value-type="float">
            <text:p>0,203</text:p>
          </table:table-cell>
          <table:table-cell office:value-type="float" office:value="10.81" calcext:value-type="float">
            <text:p>10,81</text:p>
          </table:table-cell>
          <table:table-cell office:value-type="float" office:value="111" calcext:value-type="float">
            <text:p>111</text:p>
          </table:table-cell>
          <table:table-cell office:value-type="float" office:value="12.664" calcext:value-type="float">
            <text:p>12,66</text:p>
          </table:table-cell>
          <table:table-cell office:value-type="float" office:value="0.328" calcext:value-type="float">
            <text:p>0,33</text:p>
          </table:table-cell>
          <table:table-cell office:value-type="float" office:value="18.855" calcext:value-type="float">
            <text:p>18,855</text:p>
          </table:table-cell>
          <table:table-cell office:value-type="float" office:value="652" calcext:value-type="float">
            <text:p>652</text:p>
          </table:table-cell>
          <table:table-cell office:value-type="float" office:value="24.8678" calcext:value-type="float">
            <text:p>24,868</text:p>
          </table:table-cell>
          <table:table-cell office:value-type="float" office:value="2.093" calcext:value-type="float">
            <text:p>2,09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56" calcext:value-type="float">
            <text:p>0,1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25" calcext:value-type="float">
            <text:p>0,125</text:p>
          </table:table-cell>
          <table:table-cell office:value-type="float" office:value="13.55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9" calcext:value-type="float">
            <text:p>13,80</text:p>
          </table:table-cell>
          <table:table-cell office:value-type="float" office:value="0.437" calcext:value-type="float">
            <text:p>0,44</text:p>
          </table:table-cell>
          <table:table-cell office:value-type="float" office:value="21.68" calcext:value-type="float">
            <text:p>21,680</text:p>
          </table:table-cell>
          <table:table-cell office:value-type="float" office:value="595" calcext:value-type="float">
            <text:p>595</text:p>
          </table:table-cell>
          <table:table-cell office:value-type="float" office:value="27.1671" calcext:value-type="float">
            <text:p>27,167</text:p>
          </table:table-cell>
          <table:table-cell office:value-type="float" office:value="1.578" calcext:value-type="float">
            <text:p>1,57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25" calcext:value-type="float">
            <text:p>0,1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4" calcext:value-type="float">
            <text:p>0,140</text:p>
          </table:table-cell>
          <table:table-cell office:value-type="float" office:value="13.548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" calcext:value-type="float">
            <text:p>13,80</text:p>
          </table:table-cell>
          <table:table-cell office:value-type="float" office:value="0.4375" calcext:value-type="float">
            <text:p>0,44</text:p>
          </table:table-cell>
          <table:table-cell office:value-type="float" office:value="21.631" calcext:value-type="float">
            <text:p>21,631</text:p>
          </table:table-cell>
          <table:table-cell office:value-type="float" office:value="557" calcext:value-type="float">
            <text:p>557</text:p>
          </table:table-cell>
          <table:table-cell office:value-type="float" office:value="26.768" calcext:value-type="float">
            <text:p>26,768</text:p>
          </table:table-cell>
          <table:table-cell office:value-type="float" office:value="1.1875" calcext:value-type="float">
            <text:p>1,18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" calcext:value-type="float">
            <text:p>0,14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56" calcext:value-type="float">
            <text:p>0,156</text:p>
          </table:table-cell>
          <table:table-cell office:value-type="float" office:value="10.87" calcext:value-type="float">
            <text:p>10,87</text:p>
          </table:table-cell>
          <table:table-cell office:value-type="float" office:value="98" calcext:value-type="float">
            <text:p>98</text:p>
          </table:table-cell>
          <table:table-cell office:value-type="float" office:value="12.508" calcext:value-type="float">
            <text:p>12,51</text:p>
          </table:table-cell>
          <table:table-cell office:value-type="float" office:value="0.3281" calcext:value-type="float">
            <text:p>0,33</text:p>
          </table:table-cell>
          <table:table-cell office:value-type="float" office:value="21.254" calcext:value-type="float">
            <text:p>21,254</text:p>
          </table:table-cell>
          <table:table-cell office:value-type="float" office:value="538" calcext:value-type="float">
            <text:p>538</text:p>
          </table:table-cell>
          <table:table-cell office:value-type="float" office:value="26.216" calcext:value-type="float">
            <text:p>26,216</text:p>
          </table:table-cell>
          <table:table-cell office:value-type="float" office:value="1.343" calcext:value-type="float">
            <text:p>1,34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" calcext:value-type="float">
            <text:p>0,14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56" calcext:value-type="float">
            <text:p>0,156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453125" calcext:value-type="float">
            <text:p>0,45</text:p>
          </table:table-cell>
          <table:table-cell office:value-type="float" office:value="24.951" calcext:value-type="float">
            <text:p>24,951</text:p>
          </table:table-cell>
          <table:table-cell office:value-type="float" office:value="600" calcext:value-type="float">
            <text:p>600</text:p>
          </table:table-cell>
          <table:table-cell office:value-type="float" office:value="30.4845" calcext:value-type="float">
            <text:p>30,485</text:p>
          </table:table-cell>
          <table:table-cell office:value-type="float" office:value="1.25" calcext:value-type="float">
            <text:p>1,25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" calcext:value-type="float">
            <text:p>0,140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67]+[.B68]+[.B69]+[.B70]+[.B71])/5" office:value-type="float" office:value="0.669" calcext:value-type="float">
            <text:p>0,67</text:p>
          </table:table-cell>
          <table:table-cell table:style-name="ce7" table:formula="of:=([.C67]+[.C68]+[.C69]+[.C70]+[.C71])/5" office:value-type="float" office:value="0" calcext:value-type="float">
            <text:p>0,00</text:p>
          </table:table-cell>
          <table:table-cell table:style-name="ce7" table:formula="of:=([.D67]+[.D68]+[.D69]+[.D70]+[.D71])/5" office:value-type="float" office:value="0.669" calcext:value-type="float">
            <text:p>0,67</text:p>
          </table:table-cell>
          <table:table-cell table:style-name="ce7" table:formula="of:=([.E67]+[.E68]+[.E69]+[.E70]+[.E71])/5" office:value-type="float" office:value="0.156" calcext:value-type="float">
            <text:p>0,16</text:p>
          </table:table-cell>
          <table:table-cell table:formula="of:=([.F67]+[.F68]+[.F69]+[.F70]+[.F71])/5" office:value-type="float" office:value="12.46538" calcext:value-type="float">
            <text:p>12,47</text:p>
          </table:table-cell>
          <table:table-cell table:style-name="ce7" table:formula="of:=([.G67]+[.G68]+[.G69]+[.G70]+[.G71])/5" office:value-type="float" office:value="50.8" calcext:value-type="float">
            <text:p>50,80</text:p>
          </table:table-cell>
          <table:table-cell table:formula="of:=([.H67]+[.H68]+[.H69]+[.H70]+[.H71])/5" office:value-type="float" office:value="13.31406" calcext:value-type="float">
            <text:p>13,31</text:p>
          </table:table-cell>
          <table:table-cell table:formula="of:=([.I67]+[.I68]+[.I69]+[.I70]+[.I71])/5" office:value-type="float" office:value="0.396745" calcext:value-type="float">
            <text:p>0,40</text:p>
          </table:table-cell>
          <table:table-cell table:style-name="ce7" table:formula="of:=([.J67]+[.J68]+[.J69]+[.J70]+[.J71])/5" office:value-type="float" office:value="21.6742" calcext:value-type="float">
            <text:p>21,67</text:p>
          </table:table-cell>
          <table:table-cell table:style-name="ce7" table:formula="of:=([.K67]+[.K68]+[.K69]+[.K70]+[.K71])/5" office:value-type="float" office:value="588.4" calcext:value-type="float">
            <text:p>588,40</text:p>
          </table:table-cell>
          <table:table-cell table:style-name="ce7" table:formula="of:=([.L67]+[.L68]+[.L69]+[.L70]+[.L71])/5" office:value-type="float" office:value="27.10068" calcext:value-type="float">
            <text:p>27,10</text:p>
          </table:table-cell>
          <table:table-cell table:style-name="ce7" table:formula="of:=([.M67]+[.M68]+[.M69]+[.M70]+[.M71])/5" office:value-type="float" office:value="1.4903" calcext:value-type="float">
            <text:p>1,49</text:p>
          </table:table-cell>
          <table:table-cell table:style-name="ce7" table:formula="of:=([.N67]+[.N68]+[.N69]+[.N70]+[.N71])/5" office:value-type="float" office:value="0.715" calcext:value-type="float">
            <text:p>0,72</text:p>
          </table:table-cell>
          <table:table-cell table:style-name="ce7" table:formula="of:=([.O67]+[.O68]+[.O69]+[.O70]+[.O71])/5" office:value-type="float" office:value="0" calcext:value-type="float">
            <text:p>0,00</text:p>
          </table:table-cell>
          <table:table-cell table:style-name="ce7" table:formula="of:=([.P67]+[.P68]+[.P69]+[.P70]+[.P71])/5" office:value-type="float" office:value="0.715" calcext:value-type="float">
            <text:p>0,72</text:p>
          </table:table-cell>
          <table:table-cell table:style-name="ce7" table:formula="of:=([.Q67]+[.Q68]+[.Q69]+[.Q70]+[.Q71])/5" office:value-type="float" office:value="0.1402" calcext:value-type="float">
            <text:p>0,14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ILS 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87" calcext:value-type="float">
            <text:p>0,187</text:p>
          </table:table-cell>
          <table:table-cell office:value-type="float" office:value="10.875" calcext:value-type="float">
            <text:p>10,88</text:p>
          </table:table-cell>
          <table:table-cell office:value-type="float" office:value="230" calcext:value-type="float">
            <text:p>230</text:p>
          </table:table-cell>
          <table:table-cell office:value-type="float" office:value="12.881" calcext:value-type="float">
            <text:p>12,88</text:p>
          </table:table-cell>
          <table:table-cell office:value-type="float" office:value="0.453125" calcext:value-type="float">
            <text:p>0,45</text:p>
          </table:table-cell>
          <table:table-cell office:value-type="float" office:value="21.227" calcext:value-type="float">
            <text:p>21,227</text:p>
          </table:table-cell>
          <table:table-cell office:value-type="float" office:value="1266" calcext:value-type="float">
            <text:p>1266</text:p>
          </table:table-cell>
          <table:table-cell office:value-type="float" office:value="27.2338" calcext:value-type="float">
            <text:p>27,234</text:p>
          </table:table-cell>
          <table:table-cell office:value-type="float" office:value="4.60938" calcext:value-type="float">
            <text:p>4,60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56" calcext:value-type="float">
            <text:p>0,1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87" calcext:value-type="float">
            <text:p>0,187</text:p>
          </table:table-cell>
          <table:table-cell office:value-type="float" office:value="10.8187" calcext:value-type="float">
            <text:p>10,82</text:p>
          </table:table-cell>
          <table:table-cell office:value-type="float" office:value="262" calcext:value-type="float">
            <text:p>262</text:p>
          </table:table-cell>
          <table:table-cell office:value-type="float" office:value="13.1036" calcext:value-type="float">
            <text:p>13,10</text:p>
          </table:table-cell>
          <table:table-cell office:value-type="float" office:value="0.328125" calcext:value-type="float">
            <text:p>0,33</text:p>
          </table:table-cell>
          <table:table-cell office:value-type="float" office:value="24.253" calcext:value-type="float">
            <text:p>24,253</text:p>
          </table:table-cell>
          <table:table-cell office:value-type="float" office:value="1270" calcext:value-type="float">
            <text:p>1270</text:p>
          </table:table-cell>
          <table:table-cell office:value-type="float" office:value="30.2795" calcext:value-type="float">
            <text:p>30,280</text:p>
          </table:table-cell>
          <table:table-cell office:value-type="float" office:value="4.15625" calcext:value-type="float">
            <text:p>4,15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87" calcext:value-type="float">
            <text:p>0,18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03" calcext:value-type="float">
            <text:p>0,203</text:p>
          </table:table-cell>
          <table:table-cell office:value-type="float" office:value="10.8211" calcext:value-type="float">
            <text:p>10,82</text:p>
          </table:table-cell>
          <table:table-cell office:value-type="float" office:value="256" calcext:value-type="float">
            <text:p>256</text:p>
          </table:table-cell>
          <table:table-cell office:value-type="float" office:value="13.053" calcext:value-type="float">
            <text:p>13,05</text:p>
          </table:table-cell>
          <table:table-cell office:value-type="float" office:value="0.3437" calcext:value-type="float">
            <text:p>0,34</text:p>
          </table:table-cell>
          <table:table-cell office:value-type="float" office:value="21.58" calcext:value-type="float">
            <text:p>21,580</text:p>
          </table:table-cell>
          <table:table-cell office:value-type="float" office:value="1807" calcext:value-type="float">
            <text:p>1807</text:p>
          </table:table-cell>
          <table:table-cell office:value-type="float" office:value="30.1536" calcext:value-type="float">
            <text:p>30,154</text:p>
          </table:table-cell>
          <table:table-cell office:value-type="float" office:value="4.359" calcext:value-type="float">
            <text:p>4,35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718" calcext:value-type="float">
            <text:p>0,17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56" calcext:value-type="float">
            <text:p>0,156</text:p>
          </table:table-cell>
          <table:table-cell office:value-type="float" office:value="10.8123" calcext:value-type="float">
            <text:p>10,81</text:p>
          </table:table-cell>
          <table:table-cell office:value-type="float" office:value="266" calcext:value-type="float">
            <text:p>266</text:p>
          </table:table-cell>
          <table:table-cell office:value-type="float" office:value="13.1321" calcext:value-type="float">
            <text:p>13,13</text:p>
          </table:table-cell>
          <table:table-cell office:value-type="float" office:value="0.3906" calcext:value-type="float">
            <text:p>0,39</text:p>
          </table:table-cell>
          <table:table-cell office:value-type="float" office:value="23.7015" calcext:value-type="float">
            <text:p>23,702</text:p>
          </table:table-cell>
          <table:table-cell office:value-type="float" office:value="1173" calcext:value-type="float">
            <text:p>1173</text:p>
          </table:table-cell>
          <table:table-cell office:value-type="float" office:value="29.267" calcext:value-type="float">
            <text:p>29,267</text:p>
          </table:table-cell>
          <table:table-cell office:value-type="float" office:value="4.25" calcext:value-type="float">
            <text:p>4,25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7187" calcext:value-type="float">
            <text:p>0,17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718" calcext:value-type="float">
            <text:p>0,172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" calcext:value-type="float">
            <text:p>13,91</text:p>
          </table:table-cell>
          <table:table-cell office:value-type="float" office:value="0.5" calcext:value-type="float">
            <text:p>0,50</text:p>
          </table:table-cell>
          <table:table-cell office:value-type="float" office:value="21.817" calcext:value-type="float">
            <text:p>21,817</text:p>
          </table:table-cell>
          <table:table-cell office:value-type="float" office:value="1457" calcext:value-type="float">
            <text:p>1457</text:p>
          </table:table-cell>
          <table:table-cell office:value-type="float" office:value="28.7309" calcext:value-type="float">
            <text:p>28,731</text:p>
          </table:table-cell>
          <table:table-cell office:value-type="float" office:value="4.875" calcext:value-type="float">
            <text:p>4,875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718" calcext:value-type="float">
            <text:p>0,172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76]+[.B77]+[.B78]+[.B79]+[.B80])/5" office:value-type="float" office:value="0.669" calcext:value-type="float">
            <text:p>0,67</text:p>
          </table:table-cell>
          <table:table-cell table:style-name="ce7" table:formula="of:=([.C76]+[.C77]+[.C78]+[.C79]+[.C80])/5" office:value-type="float" office:value="0" calcext:value-type="float">
            <text:p>0,00</text:p>
          </table:table-cell>
          <table:table-cell table:style-name="ce7" table:formula="of:=([.D76]+[.D77]+[.D78]+[.D79]+[.D80])/5" office:value-type="float" office:value="0.669" calcext:value-type="float">
            <text:p>0,67</text:p>
          </table:table-cell>
          <table:table-cell table:style-name="ce7" table:formula="of:=([.E76]+[.E77]+[.E78]+[.E79]+[.E80])/5" office:value-type="float" office:value="0.18096" calcext:value-type="float">
            <text:p>0,18</text:p>
          </table:table-cell>
          <table:table-cell table:formula="of:=([.F76]+[.F77]+[.F78]+[.F79]+[.F80])/5" office:value-type="float" office:value="11.3752" calcext:value-type="float">
            <text:p>11,38</text:p>
          </table:table-cell>
          <table:table-cell table:style-name="ce7" table:formula="of:=([.G76]+[.G77]+[.G78]+[.G79]+[.G80])/5" office:value-type="float" office:value="211" calcext:value-type="float">
            <text:p>211,00</text:p>
          </table:table-cell>
          <table:table-cell table:formula="of:=([.H76]+[.H77]+[.H78]+[.H79]+[.H80])/5" office:value-type="float" office:value="13.21514" calcext:value-type="float">
            <text:p>13,22</text:p>
          </table:table-cell>
          <table:table-cell table:formula="of:=([.I76]+[.I77]+[.I78]+[.I79]+[.I80])/5" office:value-type="float" office:value="0.40311" calcext:value-type="float">
            <text:p>0,40</text:p>
          </table:table-cell>
          <table:table-cell table:style-name="ce7" table:formula="of:=([.J76]+[.J77]+[.J78]+[.J79]+[.J80])/5" office:value-type="float" office:value="22.5157" calcext:value-type="float">
            <text:p>22,52</text:p>
          </table:table-cell>
          <table:table-cell table:style-name="ce7" table:formula="of:=([.K76]+[.K77]+[.K78]+[.K79]+[.K80])/5" office:value-type="float" office:value="1394.6" calcext:value-type="float">
            <text:p>1394,60</text:p>
          </table:table-cell>
          <table:table-cell table:style-name="ce7" table:formula="of:=([.L76]+[.L77]+[.L78]+[.L79]+[.L80])/5" office:value-type="float" office:value="29.13296" calcext:value-type="float">
            <text:p>29,13</text:p>
          </table:table-cell>
          <table:table-cell table:style-name="ce7" table:formula="of:=([.M76]+[.M77]+[.M78]+[.M79]+[.M80])/5" office:value-type="float" office:value="4.449926" calcext:value-type="float">
            <text:p>4,45</text:p>
          </table:table-cell>
          <table:table-cell table:style-name="ce7" table:formula="of:=([.N76]+[.N77]+[.N78]+[.N79]+[.N80])/5" office:value-type="float" office:value="0.715" calcext:value-type="float">
            <text:p>0,72</text:p>
          </table:table-cell>
          <table:table-cell table:style-name="ce7" table:formula="of:=([.O76]+[.O77]+[.O78]+[.O79]+[.O80])/5" office:value-type="float" office:value="0" calcext:value-type="float">
            <text:p>0,00</text:p>
          </table:table-cell>
          <table:table-cell table:style-name="ce7" table:formula="of:=([.P76]+[.P77]+[.P78]+[.P79]+[.P80])/5" office:value-type="float" office:value="0.715" calcext:value-type="float">
            <text:p>0,72</text:p>
          </table:table-cell>
          <table:table-cell table:style-name="ce7" table:formula="of:=([.Q76]+[.Q77]+[.Q78]+[.Q79]+[.Q80])/5" office:value-type="float" office:value="0.171694" calcext:value-type="float">
            <text:p>0,17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ES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59" calcext:value-type="float">
            <text:p>0,359</text:p>
          </table:table-cell>
          <table:table-cell office:value-type="float" office:value="10.815" calcext:value-type="float">
            <text:p>10,82</text:p>
          </table:table-cell>
          <table:table-cell office:value-type="float" office:value="105" calcext:value-type="float">
            <text:p>105</text:p>
          </table:table-cell>
          <table:table-cell office:value-type="float" office:value="12.5692" calcext:value-type="float">
            <text:p>12,57</text:p>
          </table:table-cell>
          <table:table-cell office:value-type="float" office:value="0.20312" calcext:value-type="float">
            <text:p>0,20</text:p>
          </table:table-cell>
          <table:table-cell office:value-type="float" office:value="16.28" calcext:value-type="float">
            <text:p>16,280</text:p>
          </table:table-cell>
          <table:table-cell office:value-type="float" office:value="288" calcext:value-type="float">
            <text:p>288</text:p>
          </table:table-cell>
          <table:table-cell office:value-type="float" office:value="18.9359" calcext:value-type="float">
            <text:p>18,936</text:p>
          </table:table-cell>
          <table:table-cell office:value-type="float" office:value="1.2343" calcext:value-type="float">
            <text:p>1,23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562" calcext:value-type="float">
            <text:p>0,1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65" calcext:value-type="float">
            <text:p>0,265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234" calcext:value-type="float">
            <text:p>0,23</text:p>
          </table:table-cell>
          <table:table-cell office:value-type="float" office:value="16.2057" calcext:value-type="float">
            <text:p>16,206</text:p>
          </table:table-cell>
          <table:table-cell office:value-type="float" office:value="325" calcext:value-type="float">
            <text:p>325</text:p>
          </table:table-cell>
          <table:table-cell office:value-type="float" office:value="19.2029" calcext:value-type="float">
            <text:p>19,203</text:p>
          </table:table-cell>
          <table:table-cell office:value-type="float" office:value="1.96875" calcext:value-type="float">
            <text:p>1,96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06" calcext:value-type="float">
            <text:p>0,14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34" calcext:value-type="float">
            <text:p>0,234</text:p>
          </table:table-cell>
          <table:table-cell office:value-type="float" office:value="10.8127" calcext:value-type="float">
            <text:p>10,81</text:p>
          </table:table-cell>
          <table:table-cell office:value-type="float" office:value="108" calcext:value-type="float">
            <text:p>108</text:p>
          </table:table-cell>
          <table:table-cell office:value-type="float" office:value="12.6163" calcext:value-type="float">
            <text:p>12,62</text:p>
          </table:table-cell>
          <table:table-cell office:value-type="float" office:value="0.125" calcext:value-type="float">
            <text:p>0,13</text:p>
          </table:table-cell>
          <table:table-cell office:value-type="float" office:value="19.2019" calcext:value-type="float">
            <text:p>19,202</text:p>
          </table:table-cell>
          <table:table-cell office:value-type="float" office:value="170" calcext:value-type="float">
            <text:p>170</text:p>
          </table:table-cell>
          <table:table-cell office:value-type="float" office:value="20.7696" calcext:value-type="float">
            <text:p>20,770</text:p>
          </table:table-cell>
          <table:table-cell office:value-type="float" office:value="2.09375" calcext:value-type="float">
            <text:p>2,09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06" calcext:value-type="float">
            <text:p>0,14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5" calcext:value-type="float">
            <text:p>0,250</text:p>
          </table:table-cell>
          <table:table-cell office:value-type="float" office:value="13.548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" calcext:value-type="float">
            <text:p>13,80</text:p>
          </table:table-cell>
          <table:table-cell office:value-type="float" office:value="0.375" calcext:value-type="float">
            <text:p>0,38</text:p>
          </table:table-cell>
          <table:table-cell office:value-type="float" office:value="19.2102" calcext:value-type="float">
            <text:p>19,210</text:p>
          </table:table-cell>
          <table:table-cell office:value-type="float" office:value="173" calcext:value-type="float">
            <text:p>173</text:p>
          </table:table-cell>
          <table:table-cell office:value-type="float" office:value="20.8056" calcext:value-type="float">
            <text:p>20,806</text:p>
          </table:table-cell>
          <table:table-cell office:value-type="float" office:value="1.35938" calcext:value-type="float">
            <text:p>1,35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937" calcext:value-type="float">
            <text:p>0,09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875" calcext:value-type="float">
            <text:p>0,188</text:p>
          </table:table-cell>
          <table:table-cell office:value-type="float" office:value="10.8191" calcext:value-type="float">
            <text:p>10,82</text:p>
          </table:table-cell>
          <table:table-cell office:value-type="float" office:value="115" calcext:value-type="float">
            <text:p>115</text:p>
          </table:table-cell>
          <table:table-cell office:value-type="float" office:value="12.7395" calcext:value-type="float">
            <text:p>12,74</text:p>
          </table:table-cell>
          <table:table-cell office:value-type="float" office:value="0.1406" calcext:value-type="float">
            <text:p>0,14</text:p>
          </table:table-cell>
          <table:table-cell office:value-type="float" office:value="16.2642" calcext:value-type="float">
            <text:p>16,264</text:p>
          </table:table-cell>
          <table:table-cell office:value-type="float" office:value="295" calcext:value-type="float">
            <text:p>295</text:p>
          </table:table-cell>
          <table:table-cell office:value-type="float" office:value="18.9847" calcext:value-type="float">
            <text:p>18,985</text:p>
          </table:table-cell>
          <table:table-cell office:value-type="float" office:value="2.07812" calcext:value-type="float">
            <text:p>2,07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09375" calcext:value-type="float">
            <text:p>0,109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85]+[.B86]+[.B87]+[.B88]+[.B89])/5" office:value-type="float" office:value="0.669" calcext:value-type="float">
            <text:p>0,67</text:p>
          </table:table-cell>
          <table:table-cell table:style-name="ce7" table:formula="of:=([.C85]+[.C86]+[.C87]+[.C88]+[.C89])/5" office:value-type="float" office:value="0" calcext:value-type="float">
            <text:p>0,00</text:p>
          </table:table-cell>
          <table:table-cell table:style-name="ce7" table:formula="of:=([.D85]+[.D86]+[.D87]+[.D88]+[.D89])/5" office:value-type="float" office:value="0.669" calcext:value-type="float">
            <text:p>0,67</text:p>
          </table:table-cell>
          <table:table-cell table:style-name="ce7" table:formula="of:=([.E85]+[.E86]+[.E87]+[.E88]+[.E89])/5" office:value-type="float" office:value="0.2591" calcext:value-type="float">
            <text:p>0,26</text:p>
          </table:table-cell>
          <table:table-cell table:formula="of:=([.F85]+[.F86]+[.F87]+[.F88]+[.F89])/5" office:value-type="float" office:value="11.90874" calcext:value-type="float">
            <text:p>11,91</text:p>
          </table:table-cell>
          <table:table-cell table:style-name="ce7" table:formula="of:=([.G85]+[.G86]+[.G87]+[.G88]+[.G89])/5" office:value-type="float" office:value="71.6" calcext:value-type="float">
            <text:p>71,60</text:p>
          </table:table-cell>
          <table:table-cell table:formula="of:=([.H85]+[.H86]+[.H87]+[.H88]+[.H89])/5" office:value-type="float" office:value="13.10468" calcext:value-type="float">
            <text:p>13,10</text:p>
          </table:table-cell>
          <table:table-cell table:formula="of:=([.I85]+[.I86]+[.I87]+[.I88]+[.I89])/5" office:value-type="float" office:value="0.215544" calcext:value-type="float">
            <text:p>0,22</text:p>
          </table:table-cell>
          <table:table-cell table:style-name="ce7" table:formula="of:=([.J85]+[.J86]+[.J87]+[.J88]+[.J89])/5" office:value-type="float" office:value="17.4324" calcext:value-type="float">
            <text:p>17,43</text:p>
          </table:table-cell>
          <table:table-cell table:style-name="ce7" table:formula="of:=([.K85]+[.K86]+[.K87]+[.K88]+[.K89])/5" office:value-type="float" office:value="250.2" calcext:value-type="float">
            <text:p>250,20</text:p>
          </table:table-cell>
          <table:table-cell table:style-name="ce7" table:formula="of:=([.L85]+[.L86]+[.L87]+[.L88]+[.L89])/5" office:value-type="float" office:value="19.73974" calcext:value-type="float">
            <text:p>19,74</text:p>
          </table:table-cell>
          <table:table-cell table:style-name="ce7" table:formula="of:=([.M85]+[.M86]+[.M87]+[.M88]+[.M89])/5" office:value-type="float" office:value="1.74686" calcext:value-type="float">
            <text:p>1,75</text:p>
          </table:table-cell>
          <table:table-cell table:style-name="ce7" table:formula="of:=([.N85]+[.N86]+[.N87]+[.N88]+[.N89])/5" office:value-type="float" office:value="0.715" calcext:value-type="float">
            <text:p>0,72</text:p>
          </table:table-cell>
          <table:table-cell table:style-name="ce7" table:formula="of:=([.O85]+[.O86]+[.O87]+[.O88]+[.O89])/5" office:value-type="float" office:value="0" calcext:value-type="float">
            <text:p>0,00</text:p>
          </table:table-cell>
          <table:table-cell table:style-name="ce7" table:formula="of:=([.P85]+[.P86]+[.P87]+[.P88]+[.P89])/5" office:value-type="float" office:value="0.715" calcext:value-type="float">
            <text:p>0,72</text:p>
          </table:table-cell>
          <table:table-cell table:style-name="ce7" table:formula="of:=([.Q85]+[.Q86]+[.Q87]+[.Q88]+[.Q89])/5" office:value-type="float" office:value="0.128095" calcext:value-type="float">
            <text:p>0,13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ES 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5" calcext:value-type="float">
            <text:p>0,250</text:p>
          </table:table-cell>
          <table:table-cell office:value-type="float" office:value="10.8181" calcext:value-type="float">
            <text:p>10,82</text:p>
          </table:table-cell>
          <table:table-cell office:value-type="float" office:value="262" calcext:value-type="float">
            <text:p>262</text:p>
          </table:table-cell>
          <table:table-cell office:value-type="float" office:value="13.103" calcext:value-type="float">
            <text:p>13,10</text:p>
          </table:table-cell>
          <table:table-cell office:value-type="float" office:value="0.15625" calcext:value-type="float">
            <text:p>0,16</text:p>
          </table:table-cell>
          <table:table-cell office:value-type="float" office:value="13.1435" calcext:value-type="float">
            <text:p>13,144</text:p>
          </table:table-cell>
          <table:table-cell office:value-type="float" office:value="740" calcext:value-type="float">
            <text:p>740</text:p>
          </table:table-cell>
          <table:table-cell office:value-type="float" office:value="19.6545" calcext:value-type="float">
            <text:p>19,655</text:p>
          </table:table-cell>
          <table:table-cell office:value-type="float" office:value="6.3125" calcext:value-type="float">
            <text:p>6,31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875" calcext:value-type="float">
            <text:p>0,18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875" calcext:value-type="float">
            <text:p>0,188</text:p>
          </table:table-cell>
          <table:table-cell office:value-type="float" office:value="13.548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1718" calcext:value-type="float">
            <text:p>0,17</text:p>
          </table:table-cell>
          <table:table-cell office:value-type="float" office:value="16.1664" calcext:value-type="float">
            <text:p>16,166</text:p>
          </table:table-cell>
          <table:table-cell office:value-type="float" office:value="687" calcext:value-type="float">
            <text:p>687</text:p>
          </table:table-cell>
          <table:table-cell office:value-type="float" office:value="19.4259" calcext:value-type="float">
            <text:p>19,426</text:p>
          </table:table-cell>
          <table:table-cell office:value-type="float" office:value="10.8125" calcext:value-type="float">
            <text:p>10,81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03" calcext:value-type="float">
            <text:p>0,20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1565" calcext:value-type="float">
            <text:p>0,157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1875" calcext:value-type="float">
            <text:p>0,19</text:p>
          </table:table-cell>
          <table:table-cell office:value-type="float" office:value="19.2815" calcext:value-type="float">
            <text:p>19,282</text:p>
          </table:table-cell>
          <table:table-cell office:value-type="float" office:value="344" calcext:value-type="float">
            <text:p>344</text:p>
          </table:table-cell>
          <table:table-cell office:value-type="float" office:value="20.9137" calcext:value-type="float">
            <text:p>20,914</text:p>
          </table:table-cell>
          <table:table-cell office:value-type="float" office:value="7.42188" calcext:value-type="float">
            <text:p>7,422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07812" calcext:value-type="float">
            <text:p>0,07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18" calcext:value-type="float">
            <text:p>0,218</text:p>
          </table:table-cell>
          <table:table-cell office:value-type="float" office:value="10.819" calcext:value-type="float">
            <text:p>10,82</text:p>
          </table:table-cell>
          <table:table-cell office:value-type="float" office:value="260" calcext:value-type="float">
            <text:p>260</text:p>
          </table:table-cell>
          <table:table-cell office:value-type="float" office:value="13.0867" calcext:value-type="float">
            <text:p>13,09</text:p>
          </table:table-cell>
          <table:table-cell office:value-type="float" office:value="0.1875" calcext:value-type="float">
            <text:p>0,19</text:p>
          </table:table-cell>
          <table:table-cell office:value-type="float" office:value="16.1565" calcext:value-type="float">
            <text:p>16,157</text:p>
          </table:table-cell>
          <table:table-cell office:value-type="float" office:value="704" calcext:value-type="float">
            <text:p>704</text:p>
          </table:table-cell>
          <table:table-cell office:value-type="float" office:value="19.4967" calcext:value-type="float">
            <text:p>19,497</text:p>
          </table:table-cell>
          <table:table-cell office:value-type="float" office:value="7.34375" calcext:value-type="float">
            <text:p>7,34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875" calcext:value-type="float">
            <text:p>0,18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03" calcext:value-type="float">
            <text:p>0,203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1718" calcext:value-type="float">
            <text:p>0,17</text:p>
          </table:table-cell>
          <table:table-cell office:value-type="float" office:value="16.1836" calcext:value-type="float">
            <text:p>16,184</text:p>
          </table:table-cell>
          <table:table-cell office:value-type="float" office:value="740" calcext:value-type="float">
            <text:p>740</text:p>
          </table:table-cell>
          <table:table-cell office:value-type="float" office:value="19.694" calcext:value-type="float">
            <text:p>19,694</text:p>
          </table:table-cell>
          <table:table-cell office:value-type="float" office:value="6.46875" calcext:value-type="float">
            <text:p>6,469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14062" calcext:value-type="float">
            <text:p>0,141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94]+[.B95]+[.B96]+[.B97]+[.B98])/5" office:value-type="float" office:value="0.669" calcext:value-type="float">
            <text:p>0,67</text:p>
          </table:table-cell>
          <table:table-cell table:style-name="ce7" table:formula="of:=([.C94]+[.C95]+[.C96]+[.C97]+[.C98])/5" office:value-type="float" office:value="0" calcext:value-type="float">
            <text:p>0,00</text:p>
          </table:table-cell>
          <table:table-cell table:style-name="ce7" table:formula="of:=([.D94]+[.D95]+[.D96]+[.D97]+[.D98])/5" office:value-type="float" office:value="0.669" calcext:value-type="float">
            <text:p>0,67</text:p>
          </table:table-cell>
          <table:table-cell table:style-name="ce7" table:formula="of:=([.E94]+[.E95]+[.E96]+[.E97]+[.E98])/5" office:value-type="float" office:value="0.203" calcext:value-type="float">
            <text:p>0,20</text:p>
          </table:table-cell>
          <table:table-cell table:formula="of:=([.F94]+[.F95]+[.F96]+[.F97]+[.F98])/5" office:value-type="float" office:value="12.45658" calcext:value-type="float">
            <text:p>12,46</text:p>
          </table:table-cell>
          <table:table-cell table:style-name="ce7" table:formula="of:=([.G94]+[.G95]+[.G96]+[.G97]+[.G98])/5" office:value-type="float" office:value="129" calcext:value-type="float">
            <text:p>129,00</text:p>
          </table:table-cell>
          <table:table-cell table:formula="of:=([.H94]+[.H95]+[.H96]+[.H97]+[.H98])/5" office:value-type="float" office:value="13.58184" calcext:value-type="float">
            <text:p>13,58</text:p>
          </table:table-cell>
          <table:table-cell table:formula="of:=([.I94]+[.I95]+[.I96]+[.I97]+[.I98])/5" office:value-type="float" office:value="0.17497" calcext:value-type="float">
            <text:p>0,17</text:p>
          </table:table-cell>
          <table:table-cell table:style-name="ce7" table:formula="of:=([.J94]+[.J95]+[.J96]+[.J97]+[.J98])/5" office:value-type="float" office:value="16.1863" calcext:value-type="float">
            <text:p>16,19</text:p>
          </table:table-cell>
          <table:table-cell table:style-name="ce7" table:formula="of:=([.K94]+[.K95]+[.K96]+[.K97]+[.K98])/5" office:value-type="float" office:value="643" calcext:value-type="float">
            <text:p>643,00</text:p>
          </table:table-cell>
          <table:table-cell table:style-name="ce7" table:formula="of:=([.L94]+[.L95]+[.L96]+[.L97]+[.L98])/5" office:value-type="float" office:value="19.83696" calcext:value-type="float">
            <text:p>19,84</text:p>
          </table:table-cell>
          <table:table-cell table:style-name="ce7" table:formula="of:=([.M94]+[.M95]+[.M96]+[.M97]+[.M98])/5" office:value-type="float" office:value="7.671876" calcext:value-type="float">
            <text:p>7,67</text:p>
          </table:table-cell>
          <table:table-cell table:style-name="ce7" table:formula="of:=([.N94]+[.N95]+[.N96]+[.N97]+[.N98])/5" office:value-type="float" office:value="0.715" calcext:value-type="float">
            <text:p>0,72</text:p>
          </table:table-cell>
          <table:table-cell table:style-name="ce7" table:formula="of:=([.O94]+[.O95]+[.O96]+[.O97]+[.O98])/5" office:value-type="float" office:value="0" calcext:value-type="float">
            <text:p>0,00</text:p>
          </table:table-cell>
          <table:table-cell table:style-name="ce7" table:formula="of:=([.P94]+[.P95]+[.P96]+[.P97]+[.P98])/5" office:value-type="float" office:value="0.715" calcext:value-type="float">
            <text:p>0,72</text:p>
          </table:table-cell>
          <table:table-cell table:style-name="ce7" table:formula="of:=([.Q94]+[.Q95]+[.Q96]+[.Q97]+[.Q98])/5" office:value-type="float" office:value="0.159348" calcext:value-type="float">
            <text:p>0,16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ILS-ES 1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609" calcext:value-type="float">
            <text:p>0,609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5625" calcext:value-type="float">
            <text:p>0,56</text:p>
          </table:table-cell>
          <table:table-cell office:value-type="float" office:value="18.1824" calcext:value-type="float">
            <text:p>18,182</text:p>
          </table:table-cell>
          <table:table-cell office:value-type="float" office:value="573" calcext:value-type="float">
            <text:p>573</text:p>
          </table:table-cell>
          <table:table-cell office:value-type="float" office:value="23.4666" calcext:value-type="float">
            <text:p>23,467</text:p>
          </table:table-cell>
          <table:table-cell office:value-type="float" office:value="1.59375" calcext:value-type="float">
            <text:p>1,59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5" calcext:value-type="float">
            <text:p>0,25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968" calcext:value-type="float">
            <text:p>0,297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59375" calcext:value-type="float">
            <text:p>0,59</text:p>
          </table:table-cell>
          <table:table-cell office:value-type="float" office:value="17.4339" calcext:value-type="float">
            <text:p>17,434</text:p>
          </table:table-cell>
          <table:table-cell office:value-type="float" office:value="454" calcext:value-type="float">
            <text:p>454</text:p>
          </table:table-cell>
          <table:table-cell office:value-type="float" office:value="21.6206" calcext:value-type="float">
            <text:p>21,621</text:p>
          </table:table-cell>
          <table:table-cell office:value-type="float" office:value="1.57812" calcext:value-type="float">
            <text:p>1,57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6562" calcext:value-type="float">
            <text:p>0,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968" calcext:value-type="float">
            <text:p>0,297</text:p>
          </table:table-cell>
          <table:table-cell office:value-type="float" office:value="10.8953" calcext:value-type="float">
            <text:p>10,90</text:p>
          </table:table-cell>
          <table:table-cell office:value-type="float" office:value="99" calcext:value-type="float">
            <text:p>99</text:p>
          </table:table-cell>
          <table:table-cell office:value-type="float" office:value="12.5486" calcext:value-type="float">
            <text:p>12,55</text:p>
          </table:table-cell>
          <table:table-cell office:value-type="float" office:value="0.57812" calcext:value-type="float">
            <text:p>0,58</text:p>
          </table:table-cell>
          <table:table-cell office:value-type="float" office:value="19.5931" calcext:value-type="float">
            <text:p>19,593</text:p>
          </table:table-cell>
          <table:table-cell office:value-type="float" office:value="360" calcext:value-type="float">
            <text:p>360</text:p>
          </table:table-cell>
          <table:table-cell office:value-type="float" office:value="22.913" calcext:value-type="float">
            <text:p>22,913</text:p>
          </table:table-cell>
          <table:table-cell office:value-type="float" office:value="1.57812" calcext:value-type="float">
            <text:p>1,57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5" calcext:value-type="float">
            <text:p>0,25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656" calcext:value-type="float">
            <text:p>0,266</text:p>
          </table:table-cell>
          <table:table-cell office:value-type="float" office:value="13.5489" calcext:value-type="float">
            <text:p>13,55</text:p>
          </table:table-cell>
          <table:table-cell office:value-type="float" office:value="15" calcext:value-type="float">
            <text:p>15</text:p>
          </table:table-cell>
          <table:table-cell office:value-type="float" office:value="13.7994" calcext:value-type="float">
            <text:p>13,80</text:p>
          </table:table-cell>
          <table:table-cell office:value-type="float" office:value="0.53125" calcext:value-type="float">
            <text:p>0,53</text:p>
          </table:table-cell>
          <table:table-cell office:value-type="float" office:value="18.3627" calcext:value-type="float">
            <text:p>18,363</text:p>
          </table:table-cell>
          <table:table-cell office:value-type="float" office:value="500" calcext:value-type="float">
            <text:p>500</text:p>
          </table:table-cell>
          <table:table-cell office:value-type="float" office:value="22.9737" calcext:value-type="float">
            <text:p>22,974</text:p>
          </table:table-cell>
          <table:table-cell office:value-type="float" office:value="1.59375" calcext:value-type="float">
            <text:p>1,594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656" calcext:value-type="float">
            <text:p>0,2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281" calcext:value-type="float">
            <text:p>0,281</text:p>
          </table:table-cell>
          <table:table-cell office:value-type="float" office:value="10.8087" calcext:value-type="float">
            <text:p>10,81</text:p>
          </table:table-cell>
          <table:table-cell office:value-type="float" office:value="113" calcext:value-type="float">
            <text:p>113</text:p>
          </table:table-cell>
          <table:table-cell office:value-type="float" office:value="12.6957" calcext:value-type="float">
            <text:p>12,70</text:p>
          </table:table-cell>
          <table:table-cell office:value-type="float" office:value="0.484375" calcext:value-type="float">
            <text:p>0,48</text:p>
          </table:table-cell>
          <table:table-cell office:value-type="float" office:value="17.307" calcext:value-type="float">
            <text:p>17,307</text:p>
          </table:table-cell>
          <table:table-cell office:value-type="float" office:value="548" calcext:value-type="float">
            <text:p>548</text:p>
          </table:table-cell>
          <table:table-cell office:value-type="float" office:value="22.3606" calcext:value-type="float">
            <text:p>22,361</text:p>
          </table:table-cell>
          <table:table-cell office:value-type="float" office:value="1.5625" calcext:value-type="float">
            <text:p>1,56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656" calcext:value-type="float">
            <text:p>0,266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103]+[.B104]+[.B105]+[.B106]+[.B107])/5" office:value-type="float" office:value="0.669" calcext:value-type="float">
            <text:p>0,67</text:p>
          </table:table-cell>
          <table:table-cell table:style-name="ce7" table:formula="of:=([.C103]+[.C104]+[.C105]+[.C106]+[.C107])/5" office:value-type="float" office:value="0" calcext:value-type="float">
            <text:p>0,00</text:p>
          </table:table-cell>
          <table:table-cell table:style-name="ce7" table:formula="of:=([.D103]+[.D104]+[.D105]+[.D106]+[.D107])/5" office:value-type="float" office:value="0.669" calcext:value-type="float">
            <text:p>0,67</text:p>
          </table:table-cell>
          <table:table-cell table:style-name="ce7" table:formula="of:=([.E103]+[.E104]+[.E105]+[.E106]+[.E107])/5" office:value-type="float" office:value="0.34984" calcext:value-type="float">
            <text:p>0,35</text:p>
          </table:table-cell>
          <table:table-cell table:formula="of:=([.F103]+[.F104]+[.F105]+[.F106]+[.F107])/5" office:value-type="float" office:value="12.47014" calcext:value-type="float">
            <text:p>12,47</text:p>
          </table:table-cell>
          <table:table-cell table:style-name="ce7" table:formula="of:=([.G103]+[.G104]+[.G105]+[.G106]+[.G107])/5" office:value-type="float" office:value="51.4" calcext:value-type="float">
            <text:p>51,40</text:p>
          </table:table-cell>
          <table:table-cell table:formula="of:=([.H103]+[.H104]+[.H105]+[.H106]+[.H107])/5" office:value-type="float" office:value="13.3285" calcext:value-type="float">
            <text:p>13,33</text:p>
          </table:table-cell>
          <table:table-cell table:formula="of:=([.I103]+[.I104]+[.I105]+[.I106]+[.I107])/5" office:value-type="float" office:value="0.549999" calcext:value-type="float">
            <text:p>0,55</text:p>
          </table:table-cell>
          <table:table-cell table:style-name="ce7" table:formula="of:=([.J103]+[.J104]+[.J105]+[.J106]+[.J107])/5" office:value-type="float" office:value="18.17582" calcext:value-type="float">
            <text:p>18,18</text:p>
          </table:table-cell>
          <table:table-cell table:style-name="ce7" table:formula="of:=([.K103]+[.K104]+[.K105]+[.K106]+[.K107])/5" office:value-type="float" office:value="487" calcext:value-type="float">
            <text:p>487,00</text:p>
          </table:table-cell>
          <table:table-cell table:style-name="ce7" table:formula="of:=([.L103]+[.L104]+[.L105]+[.L106]+[.L107])/5" office:value-type="float" office:value="22.6669" calcext:value-type="float">
            <text:p>22,67</text:p>
          </table:table-cell>
          <table:table-cell table:style-name="ce7" table:formula="of:=([.M103]+[.M104]+[.M105]+[.M106]+[.M107])/5" office:value-type="float" office:value="1.581248" calcext:value-type="float">
            <text:p>1,58</text:p>
          </table:table-cell>
          <table:table-cell table:style-name="ce7" table:formula="of:=([.N103]+[.N104]+[.N105]+[.N106]+[.N107])/5" office:value-type="float" office:value="0.715" calcext:value-type="float">
            <text:p>0,72</text:p>
          </table:table-cell>
          <table:table-cell table:style-name="ce7" table:formula="of:=([.O103]+[.O104]+[.O105]+[.O106]+[.O107])/5" office:value-type="float" office:value="0" calcext:value-type="float">
            <text:p>0,00</text:p>
          </table:table-cell>
          <table:table-cell table:style-name="ce7" table:formula="of:=([.P103]+[.P104]+[.P105]+[.P106]+[.P107])/5" office:value-type="float" office:value="0.715" calcext:value-type="float">
            <text:p>0,72</text:p>
          </table:table-cell>
          <table:table-cell table:style-name="ce7" table:formula="of:=([.Q103]+[.Q104]+[.Q105]+[.Q106]+[.Q107])/5" office:value-type="float" office:value="0.259364" calcext:value-type="float">
            <text:p>0,26</text:p>
          </table:table-cell>
          <table:table-cell table:number-columns-repeated="18"/>
        </table:table-row>
        <table:table-row table:style-name="ro1">
          <table:table-cell table:style-name="Default" table:number-columns-repeated="17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" table:number-rows-spanned="2">
            <text:p>ILS-ES 20%</text:p>
          </table:table-cell>
          <table:table-cell table:style-name="ce13" office:value-type="string" calcext:value-type="string" table:number-columns-spanned="4" table:number-rows-spanned="1">
            <text:p>Iris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Newthyroid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Ecoli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Rand</text:p>
          </table:table-cell>
          <table:covered-table-cell table:number-columns-repeated="3" table:style-name="ce13"/>
          <table:table-cell table:number-columns-repeated="18"/>
        </table:table-row>
        <table:table-row table:style-name="ro2">
          <table:covered-table-cell table:style-name="ce2"/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style-name="ce5" office:value-type="string" calcext:value-type="string">
            <text:p>Tasa_C</text:p>
          </table:table-cell>
          <table:table-cell table:style-name="ce5" office:value-type="string" calcext:value-type="string">
            <text:p>Tasa_inf</text:p>
          </table:table-cell>
          <table:table-cell table:style-name="ce5" office:value-type="string" calcext:value-type="string">
            <text:p>Agr.</text:p>
          </table:table-cell>
          <table:table-cell table:style-name="ce13" office:value-type="string" calcext:value-type="string">
            <text:p>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1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281" calcext:value-type="float">
            <text:p>0,328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65625" calcext:value-type="float">
            <text:p>0,66</text:p>
          </table:table-cell>
          <table:table-cell office:value-type="float" office:value="19.1345" calcext:value-type="float">
            <text:p>19,135</text:p>
          </table:table-cell>
          <table:table-cell office:value-type="float" office:value="904" calcext:value-type="float">
            <text:p>904</text:p>
          </table:table-cell>
          <table:table-cell office:value-type="float" office:value="23.4237" calcext:value-type="float">
            <text:p>23,424</text:p>
          </table:table-cell>
          <table:table-cell office:value-type="float" office:value="7.65625" calcext:value-type="float">
            <text:p>7,656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5" calcext:value-type="float">
            <text:p>0,25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2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43" calcext:value-type="float">
            <text:p>0,343</text:p>
          </table:table-cell>
          <table:table-cell office:value-type="float" office:value="10.8216" calcext:value-type="float">
            <text:p>10,82</text:p>
          </table:table-cell>
          <table:table-cell office:value-type="float" office:value="262" calcext:value-type="float">
            <text:p>262</text:p>
          </table:table-cell>
          <table:table-cell office:value-type="float" office:value="13.1065" calcext:value-type="float">
            <text:p>13,11</text:p>
          </table:table-cell>
          <table:table-cell office:value-type="float" office:value="0.6406" calcext:value-type="float">
            <text:p>0,64</text:p>
          </table:table-cell>
          <table:table-cell office:value-type="float" office:value="20.7041" calcext:value-type="float">
            <text:p>20,704</text:p>
          </table:table-cell>
          <table:table-cell office:value-type="float" office:value="552" calcext:value-type="float">
            <text:p>552</text:p>
          </table:table-cell>
          <table:table-cell office:value-type="float" office:value="23.3232" calcext:value-type="float">
            <text:p>23,323</text:p>
          </table:table-cell>
          <table:table-cell office:value-type="float" office:value="7.32812" calcext:value-type="float">
            <text:p>7,328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3125" calcext:value-type="float">
            <text:p>0,3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3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593" calcext:value-type="float">
            <text:p>0,359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625" calcext:value-type="float">
            <text:p>0,63</text:p>
          </table:table-cell>
          <table:table-cell office:value-type="float" office:value="20.3608" calcext:value-type="float">
            <text:p>20,361</text:p>
          </table:table-cell>
          <table:table-cell office:value-type="float" office:value="790" calcext:value-type="float">
            <text:p>790</text:p>
          </table:table-cell>
          <table:table-cell office:value-type="float" office:value="24.1091" calcext:value-type="float">
            <text:p>24,109</text:p>
          </table:table-cell>
          <table:table-cell office:value-type="float" office:value="7.39062" calcext:value-type="float">
            <text:p>7,391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32812" calcext:value-type="float">
            <text:p>0,32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4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75" calcext:value-type="float">
            <text:p>0,375</text:p>
          </table:table-cell>
          <table:table-cell office:value-type="float" office:value="13.5489" calcext:value-type="float">
            <text:p>13,55</text:p>
          </table:table-cell>
          <table:table-cell office:value-type="float" office:value="41" calcext:value-type="float">
            <text:p>41</text:p>
          </table:table-cell>
          <table:table-cell office:value-type="float" office:value="13.9065" calcext:value-type="float">
            <text:p>13,91</text:p>
          </table:table-cell>
          <table:table-cell office:value-type="float" office:value="0.59375" calcext:value-type="float">
            <text:p>0,59</text:p>
          </table:table-cell>
          <table:table-cell office:value-type="float" office:value="17.6112" calcext:value-type="float">
            <text:p>17,611</text:p>
          </table:table-cell>
          <table:table-cell office:value-type="float" office:value="867" calcext:value-type="float">
            <text:p>867</text:p>
          </table:table-cell>
          <table:table-cell office:value-type="float" office:value="21.7249" calcext:value-type="float">
            <text:p>21,725</text:p>
          </table:table-cell>
          <table:table-cell office:value-type="float" office:value="7.70312" calcext:value-type="float">
            <text:p>7,703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968" calcext:value-type="float">
            <text:p>0,2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jecución 5</text:p>
          </table:table-cell>
          <table:table-cell office:value-type="float" office:value="0.669" calcext:value-type="float">
            <text:p>0,669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,669</text:p>
          </table:table-cell>
          <table:table-cell office:value-type="float" office:value="0.35937" calcext:value-type="float">
            <text:p>0,359</text:p>
          </table:table-cell>
          <table:table-cell office:value-type="float" office:value="10.8186" calcext:value-type="float">
            <text:p>10,82</text:p>
          </table:table-cell>
          <table:table-cell office:value-type="float" office:value="255" calcext:value-type="float">
            <text:p>255</text:p>
          </table:table-cell>
          <table:table-cell office:value-type="float" office:value="13.0425" calcext:value-type="float">
            <text:p>13,04</text:p>
          </table:table-cell>
          <table:table-cell office:value-type="float" office:value="0.625" calcext:value-type="float">
            <text:p>0,63</text:p>
          </table:table-cell>
          <table:table-cell office:value-type="float" office:value="16.4357" calcext:value-type="float">
            <text:p>16,436</text:p>
          </table:table-cell>
          <table:table-cell office:value-type="float" office:value="981" calcext:value-type="float">
            <text:p>981</text:p>
          </table:table-cell>
          <table:table-cell office:value-type="float" office:value="21.0902" calcext:value-type="float">
            <text:p>21,090</text:p>
          </table:table-cell>
          <table:table-cell office:value-type="float" office:value="7.5" calcext:value-type="float">
            <text:p>7,500</text:p>
          </table:table-cell>
          <table:table-cell office:value-type="float" office:value="0.715" calcext:value-type="float">
            <text:p>0,715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,715</text:p>
          </table:table-cell>
          <table:table-cell office:value-type="float" office:value="0.2968" calcext:value-type="float">
            <text:p>0,297</text:p>
          </table:table-cell>
          <table:table-cell table:number-columns-repeated="18"/>
        </table:table-row>
        <table:table-row table:style-name="ro2">
          <table:table-cell table:style-name="ce13" office:value-type="string" calcext:value-type="string">
            <text:p>Media</text:p>
          </table:table-cell>
          <table:table-cell table:style-name="ce7" table:formula="of:=([.B112]+[.B113]+[.B114]+[.B115]+[.B116])/5" office:value-type="float" office:value="0.669" calcext:value-type="float">
            <text:p>0,67</text:p>
          </table:table-cell>
          <table:table-cell table:style-name="ce7" table:formula="of:=([.C112]+[.C113]+[.C114]+[.C115]+[.C116])/5" office:value-type="float" office:value="0" calcext:value-type="float">
            <text:p>0,00</text:p>
          </table:table-cell>
          <table:table-cell table:style-name="ce7" table:formula="of:=([.D112]+[.D113]+[.D114]+[.D115]+[.D116])/5" office:value-type="float" office:value="0.669" calcext:value-type="float">
            <text:p>0,67</text:p>
          </table:table-cell>
          <table:table-cell table:style-name="ce7" table:formula="of:=([.E112]+[.E113]+[.E114]+[.E115]+[.E116])/5" office:value-type="float" office:value="0.352954" calcext:value-type="float">
            <text:p>0,35</text:p>
          </table:table-cell>
          <table:table-cell table:formula="of:=([.F112]+[.F113]+[.F114]+[.F115]+[.F116])/5" office:value-type="float" office:value="12.45738" calcext:value-type="float">
            <text:p>12,46</text:p>
          </table:table-cell>
          <table:table-cell table:style-name="ce7" table:formula="of:=([.G112]+[.G113]+[.G114]+[.G115]+[.G116])/5" office:value-type="float" office:value="128" calcext:value-type="float">
            <text:p>128,00</text:p>
          </table:table-cell>
          <table:table-cell table:formula="of:=([.H112]+[.H113]+[.H114]+[.H115]+[.H116])/5" office:value-type="float" office:value="13.5737" calcext:value-type="float">
            <text:p>13,57</text:p>
          </table:table-cell>
          <table:table-cell table:formula="of:=([.I112]+[.I113]+[.I114]+[.I115]+[.I116])/5" office:value-type="float" office:value="0.62812" calcext:value-type="float">
            <text:p>0,63</text:p>
          </table:table-cell>
          <table:table-cell table:style-name="ce7" table:formula="of:=([.J112]+[.J113]+[.J114]+[.J115]+[.J116])/5" office:value-type="float" office:value="18.84926" calcext:value-type="float">
            <text:p>18,85</text:p>
          </table:table-cell>
          <table:table-cell table:style-name="ce7" table:formula="of:=([.K112]+[.K113]+[.K114]+[.K115]+[.K116])/5" office:value-type="float" office:value="818.8" calcext:value-type="float">
            <text:p>818,80</text:p>
          </table:table-cell>
          <table:table-cell table:style-name="ce7" table:formula="of:=([.L112]+[.L113]+[.L114]+[.L115]+[.L116])/5" office:value-type="float" office:value="22.73422" calcext:value-type="float">
            <text:p>22,73</text:p>
          </table:table-cell>
          <table:table-cell table:style-name="ce7" table:formula="of:=([.M112]+[.M113]+[.M114]+[.M115]+[.M116])/5" office:value-type="float" office:value="7.515622" calcext:value-type="float">
            <text:p>7,52</text:p>
          </table:table-cell>
          <table:table-cell table:style-name="ce7" table:formula="of:=([.N112]+[.N113]+[.N114]+[.N115]+[.N116])/5" office:value-type="float" office:value="0.715" calcext:value-type="float">
            <text:p>0,72</text:p>
          </table:table-cell>
          <table:table-cell table:style-name="ce7" table:formula="of:=([.O112]+[.O113]+[.O114]+[.O115]+[.O116])/5" office:value-type="float" office:value="0" calcext:value-type="float">
            <text:p>0,00</text:p>
          </table:table-cell>
          <table:table-cell table:style-name="ce7" table:formula="of:=([.P112]+[.P113]+[.P114]+[.P115]+[.P116])/5" office:value-type="float" office:value="0.715" calcext:value-type="float">
            <text:p>0,72</text:p>
          </table:table-cell>
          <table:table-cell table:style-name="ce7" table:formula="of:=([.Q112]+[.Q113]+[.Q114]+[.Q115]+[.Q116])/5" office:value-type="float" office:value="0.296844" calcext:value-type="float">
            <text:p>0,30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ctivado</number:text>
    </number:number-style>
    <number:number-style style:name="N149P1" style:volatile="true">
      <number:text>Activado</number:text>
    </number:number-style>
    <number:number-style style:name="N149">
      <number:text>Desactivado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2">
      <number:number number:decimal-places="4" loext:min-decimal-places="4" number:min-integer-digits="1"/>
    </number:number-style>
    <number:number-style style:name="N153">
      <number:number number:decimal-places="6" loext:min-decimal-places="6" number:min-integer-digits="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1" loext:min-decimal-places="1" number:min-integer-digits="1"/>
    </number:number-style>
    <number:percentage-style style:name="N156">
      <number:number number:decimal-places="1" loext:min-decimal-places="1" number:min-integer-digits="1"/>
      <number:text>%</number:text>
    </number:percentage-style>
    <number:percentage-style style:name="N157">
      <number:number number:decimal-places="0" loext:min-decimal-places="0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00/00/0000</text:date>, <text:time style:data-style-name="N2" text:time-value="23:27:18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1S</meta:editing-duration>
    <meta:editing-cycles>7</meta:editing-cycles>
    <meta:generator>LibreOffice/5.3.6.1$Windows_x86 LibreOffice_project/686f202eff87ef707079aeb7f485847613344eb7</meta:generator>
    <dc:date>2020-05-23T23:50:35.564000000</dc:date>
    <meta:document-statistic meta:table-count="3" meta:cell-count="1764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75cm" svg:y="0.315cm" chart:style-name="ch2">
          <text:p>COPKM vs BL</text:p>
        </chart:title>
        <chart:legend chart:legend-position="end" svg:x="14.054cm" svg:y="4.005cm" style:legend-expansion="high" chart:style-name="ch3"/>
        <chart:plot-area chart:style-name="ch4" table:cell-range-address="Sheet1.S4:Sheet1.S5 Sheet1.S13:Sheet1.S14 Sheet1.Z4:Sheet1.Z5 Sheet1.Z13:Sheet1.Z14 Sheet1.AD4:Sheet1.AD5 Sheet1.AD13:Sheet1.AD14" chart:data-source-has-labels="both" svg:x="0.32cm" svg:y="1.248cm" svg:width="13.414cm" svg:height="6.643cm">
          <chartooo:coordinate-region svg:x="1.418cm" svg:y="1.421cm" svg:width="12.316cm" svg:height="5.876cm"/>
          <chart:axis chart:dimension="x" chart:name="primary-x" chart:style-name="ch5" chartooo:axis-type="auto">
            <chartooo:date-scale/>
            <chart:title svg:x="6.081cm" svg:y="8.071cm" chart:style-name="ch6">
              <text:p>10%		|	20%</text:p>
            </chart:title>
            <chart:categories table:cell-range-address="Sheet1.S4:Sheet1.S5 Sheet1.S13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Z4:Sheet1.Z5 Sheet1.Z13:Sheet1.Z14" loext:label-string="newthyr" chart:class="chart:bar">
            <chart:data-point chart:repeated="4"/>
          </chart:series>
          <chart:series chart:style-name="ch10" chart:values-cell-range-address="Sheet1.AD4:Sheet1.AD5 Sheet1.AD13:Sheet1.AD14" loext:label-string="ecol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thyr</text:p>
              </table:table-cell>
              <table:table-cell office:value-type="string">
                <text:p>ecol</text:p>
              </table:table-cell>
            </table:table-row>
          </table:table-header-rows>
          <table:table-rows>
            <table:table-row>
              <table:table-cell office:value-type="string">
                <text:p>COPKM</text:p>
                <draw:g>
                  <svg:desc>Sheet1.S4:Sheet1.S5 Sheet1.S13:Sheet1.S14</svg:desc>
                </draw:g>
              </table:table-cell>
              <table:table-cell office:value-type="float" office:value="15.2796">
                <text:p>15.2796</text:p>
                <draw:g>
                  <svg:desc>Sheet1.Z4:Sheet1.Z5 Sheet1.Z13:Sheet1.Z14</svg:desc>
                </draw:g>
              </table:table-cell>
              <table:table-cell office:value-type="float" office:value="36.58064">
                <text:p>36.58064</text:p>
                <draw:g>
                  <svg:desc>Sheet1.AD4:Sheet1.AD5 Sheet1.AD13:Sheet1.AD14</svg:desc>
                </draw:g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35738">
                <text:p>13.35738</text:p>
              </table:table-cell>
              <table:table-cell office:value-type="float" office:value="35.57224">
                <text:p>35.57224</text:p>
              </table:table-cell>
            </table:table-row>
            <table:table-row>
              <table:table-cell office:value-type="string">
                <text:p>COPKM</text:p>
              </table:table-cell>
              <table:table-cell office:value-type="float" office:value="14.287">
                <text:p>14.287</text:p>
              </table:table-cell>
              <table:table-cell office:value-type="float" office:value="31.11094">
                <text:p>31.11094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41552">
                <text:p>13.41552</text:p>
              </table:table-cell>
              <table:table-cell office:value-type="float" office:value="36.5715">
                <text:p>36.5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5cm" chart:style-name="ch2">
          <text:p>BL vs BMB</text:p>
        </chart:title>
        <chart:legend chart:legend-position="end" svg:x="14.054cm" svg:y="4.005cm" style:legend-expansion="high" chart:style-name="ch3"/>
        <chart:plot-area chart:style-name="ch4" table:cell-range-address="Sheet1.S5:Sheet1.S6 Sheet1.S14:Sheet1.S15 Sheet1.Z5:Sheet1.Z6 Sheet1.Z14:Sheet1.Z15 Sheet1.AD5:Sheet1.AD6 Sheet1.AD14:Sheet1.AD15" chart:data-source-has-labels="both" svg:x="1.279cm" svg:y="1.248cm" svg:width="12.455cm" svg:height="6.643cm">
          <chartooo:coordinate-region svg:x="2.377cm" svg:y="1.421cm" svg:width="11.357cm" svg:height="5.876cm"/>
          <chart:axis chart:dimension="x" chart:name="primary-x" chart:style-name="ch5" chartooo:axis-type="auto">
            <chartooo:date-scale/>
            <chart:title svg:x="5.926cm" svg:y="8.016cm" chart:style-name="ch6">
              <text:p>10%                  |                    20%</text:p>
            </chart:title>
            <chart:categories table:cell-range-address="Sheet1.S5:Sheet1.S6 Sheet1.S14:Sheet1.S15"/>
          </chart:axis>
          <chart:axis chart:dimension="y" chart:name="primary-y" chart:style-name="ch7">
            <chart:title svg:x="0.451cm" svg:y="6.571cm" chart:style-name="ch8">
              <text:p>Valor de la función objetivo</text:p>
            </chart:title>
            <chart:grid chart:style-name="ch9" chart:class="major"/>
          </chart:axis>
          <chart:series chart:style-name="ch10" chart:values-cell-range-address="Sheet1.Z5:Sheet1.Z6 Sheet1.Z14:Sheet1.Z15" loext:label-string="newthyr" chart:class="chart:bar">
            <chart:data-point chart:repeated="4"/>
          </chart:series>
          <chart:series chart:style-name="ch11" chart:values-cell-range-address="Sheet1.AD5:Sheet1.AD6 Sheet1.AD14:Sheet1.AD15" loext:label-string="ecol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thyr</text:p>
              </table:table-cell>
              <table:table-cell office:value-type="string">
                <text:p>ecol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5:Sheet1.S6 Sheet1.S14:Sheet1.S15</svg:desc>
                </draw:g>
              </table:table-cell>
              <table:table-cell office:value-type="float" office:value="13.35738">
                <text:p>13.35738</text:p>
                <draw:g>
                  <svg:desc>Sheet1.Z5:Sheet1.Z6 Sheet1.Z14:Sheet1.Z15</svg:desc>
                </draw:g>
              </table:table-cell>
              <table:table-cell office:value-type="float" office:value="35.57224">
                <text:p>35.57224</text:p>
                <draw:g>
                  <svg:desc>Sheet1.AD5:Sheet1.AD6 Sheet1.AD14:Sheet1.AD15</svg:desc>
                </draw:g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12.59712">
                <text:p>12.59712</text:p>
              </table:table-cell>
              <table:table-cell office:value-type="float" office:value="32.05174">
                <text:p>32.05174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41552">
                <text:p>13.41552</text:p>
              </table:table-cell>
              <table:table-cell office:value-type="float" office:value="36.5715">
                <text:p>36.5715</text:p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13.00226">
                <text:p>13.00226</text:p>
              </table:table-cell>
              <table:table-cell office:value-type="float" office:value="33.38878">
                <text:p>33.38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5cm" chart:style-name="ch2">
          <text:p>BL vs BMB</text:p>
        </chart:title>
        <chart:legend chart:legend-position="end" svg:x="14.054cm" svg:y="4.005cm" style:legend-expansion="high" chart:style-name="ch3"/>
        <chart:plot-area chart:style-name="ch4" table:cell-range-address="Sheet1.S5:Sheet1.S6 Sheet1.S14:Sheet1.S15 Sheet1.AA5:Sheet1.AA6 Sheet1.AA14:Sheet1.AA15 Sheet1.AE5:Sheet1.AE6 Sheet1.AE14:Sheet1.AE15" chart:data-source-has-labels="both" svg:x="1.279cm" svg:y="1.248cm" svg:width="12.455cm" svg:height="6.643cm">
          <chartooo:coordinate-region svg:x="2.377cm" svg:y="1.421cm" svg:width="11.357cm" svg:height="5.876cm"/>
          <chart:axis chart:dimension="x" chart:name="primary-x" chart:style-name="ch5" chartooo:axis-type="auto">
            <chartooo:date-scale/>
            <chart:title svg:x="5.676cm" svg:y="8.071cm" chart:style-name="ch6">
              <text:p>10%           |                20%</text:p>
            </chart:title>
            <chart:categories table:cell-range-address="Sheet1.S5:Sheet1.S6 Sheet1.S14:Sheet1.S15"/>
          </chart:axis>
          <chart:axis chart:dimension="y" chart:name="primary-y" chart:style-name="ch7">
            <chart:title svg:x="0.451cm" svg:y="5.354cm" chart:style-name="ch8">
              <text:p>Tiempo(s)</text:p>
            </chart:title>
            <chart:grid chart:style-name="ch9" chart:class="major"/>
          </chart:axis>
          <chart:series chart:style-name="ch10" chart:values-cell-range-address="Sheet1.AA5:Sheet1.AA6 Sheet1.AA14:Sheet1.AA15" loext:label-string="newthyr" chart:class="chart:bar">
            <chart:data-point chart:repeated="4"/>
          </chart:series>
          <chart:series chart:style-name="ch11" chart:values-cell-range-address="Sheet1.AE5:Sheet1.AE6 Sheet1.AE14:Sheet1.AE15" loext:label-string="ecol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thyr</text:p>
              </table:table-cell>
              <table:table-cell office:value-type="string">
                <text:p>ecol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5:Sheet1.S6 Sheet1.S14:Sheet1.S15</svg:desc>
                </draw:g>
              </table:table-cell>
              <table:table-cell office:value-type="float" office:value="0.290625">
                <text:p>0.290625</text:p>
                <draw:g>
                  <svg:desc>Sheet1.AA5:Sheet1.AA6 Sheet1.AA14:Sheet1.AA15</svg:desc>
                </draw:g>
              </table:table-cell>
              <table:table-cell office:value-type="float" office:value="0.40865">
                <text:p>0.40865</text:p>
                <draw:g>
                  <svg:desc>Sheet1.AE5:Sheet1.AE6 Sheet1.AE14:Sheet1.AE15</svg:desc>
                </draw:g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0.63424">
                <text:p>0.63424</text:p>
              </table:table-cell>
              <table:table-cell office:value-type="float" office:value="4.49686">
                <text:p>4.49686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0.0656">
                <text:p>0.0656</text:p>
              </table:table-cell>
              <table:table-cell office:value-type="float" office:value="0.90926">
                <text:p>0.90926</text:p>
              </table:table-cell>
            </table:table-row>
            <table:table-row>
              <table:table-cell office:value-type="string">
                <text:p>BMB</text:p>
              </table:table-cell>
              <table:table-cell office:value-type="float" office:value="0.765625">
                <text:p>0.765625</text:p>
              </table:table-cell>
              <table:table-cell office:value-type="float" office:value="9.6906">
                <text:p>9.69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5cm" chart:style-name="ch2">
          <text:p>Newthyroid</text:p>
        </chart:title>
        <chart:plot-area chart:style-name="ch3" table:cell-range-address="Sheet1.S5:Sheet1.S5 Sheet1.S7:Sheet1.S9 Sheet1.S14:Sheet1.S14 Sheet1.S16:Sheet1.S18 Sheet1.Z5:Sheet1.Z5 Sheet1.Z7:Sheet1.Z9 Sheet1.Z14:Sheet1.Z14 Sheet1.Z16:Sheet1.Z18" chart:data-source-has-labels="column" svg:x="1.279cm" svg:y="1.248cm" svg:width="14.401cm" svg:height="7.572cm">
          <chartooo:coordinate-region svg:x="2.377cm" svg:y="1.422cm" svg:width="13.303cm" svg:height="6.804cm"/>
          <chart:axis chart:dimension="x" chart:name="primary-x" chart:style-name="ch4" chartooo:axis-type="auto">
            <chartooo:date-scale/>
            <chart:categories table:cell-range-address="Sheet1.S5:Sheet1.S5 Sheet1.S7:Sheet1.S9 Sheet1.S14:Sheet1.S14 Sheet1.S16:Sheet1.S18"/>
          </chart:axis>
          <chart:axis chart:dimension="y" chart:name="primary-y" chart:style-name="ch5">
            <chart:title svg:x="0.451cm" svg:y="7.036cm" chart:style-name="ch6">
              <text:p>Valor de la función objetivo</text:p>
            </chart:title>
            <chart:grid chart:style-name="ch7" chart:class="major"/>
          </chart:axis>
          <chart:series chart:style-name="ch8" chart:values-cell-range-address="Sheet1.Z5:Sheet1.Z5 Sheet1.Z7:Sheet1.Z9 Sheet1.Z14:Sheet1.Z14 Sheet1.Z16:Sheet1.Z18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Z Columna Z Columna Z Columna Z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5:Sheet1.S5 Sheet1.S7:Sheet1.S9 Sheet1.S14:Sheet1.S14 Sheet1.S16:Sheet1.S18</svg:desc>
                </draw:g>
              </table:table-cell>
              <table:table-cell office:value-type="float" office:value="13.35738">
                <text:p>13.35738</text:p>
                <draw:g>
                  <svg:desc>Sheet1.Z5:Sheet1.Z5 Sheet1.Z7:Sheet1.Z9 Sheet1.Z14:Sheet1.Z14 Sheet1.Z16:Sheet1.Z18</svg:desc>
                </draw:g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13.31406">
                <text:p>13.3140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3.10468">
                <text:p>13.10468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13.3285">
                <text:p>13.3285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13.41552">
                <text:p>13.41552</text:p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13.21514">
                <text:p>13.21514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3.58184">
                <text:p>13.58184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13.5737">
                <text:p>13.57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ff7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27cm" svg:y="0.315cm" chart:style-name="ch2">
          <text:p>Ecoli</text:p>
        </chart:title>
        <chart:plot-area chart:style-name="ch3" table:cell-range-address="Sheet1.S5:Sheet1.S5 Sheet1.S7:Sheet1.S9 Sheet1.S14:Sheet1.S14 Sheet1.S16:Sheet1.S18 Sheet1.AD5:Sheet1.AD5 Sheet1.AD7:Sheet1.AD9 Sheet1.AD14:Sheet1.AD14 Sheet1.AD16:Sheet1.AD18" chart:data-source-has-labels="column" svg:x="1.279cm" svg:y="1.248cm" svg:width="14.401cm" svg:height="6.643cm">
          <chartooo:coordinate-region svg:x="2.377cm" svg:y="1.421cm" svg:width="13.303cm" svg:height="5.876cm"/>
          <chart:axis chart:dimension="x" chart:name="primary-x" chart:style-name="ch4" chartooo:axis-type="auto">
            <chartooo:date-scale/>
            <chart:title svg:x="5.999cm" svg:y="8.044cm" chart:style-name="ch5">
              <text:p>10%                             |                             20%</text:p>
            </chart:title>
            <chart:categories table:cell-range-address="Sheet1.S5:Sheet1.S5 Sheet1.S7:Sheet1.S9 Sheet1.S14:Sheet1.S14 Sheet1.S16:Sheet1.S18"/>
          </chart:axis>
          <chart:axis chart:dimension="y" chart:name="primary-y" chart:style-name="ch6">
            <chart:title svg:x="0.451cm" svg:y="6.571cm" chart:style-name="ch7">
              <text:p>Valor de la función objetivo</text:p>
            </chart:title>
            <chart:grid chart:style-name="ch8" chart:class="major"/>
          </chart:axis>
          <chart:series chart:style-name="ch9" chart:values-cell-range-address="Sheet1.AD5:Sheet1.AD5 Sheet1.AD7:Sheet1.AD9 Sheet1.AD14:Sheet1.AD14 Sheet1.AD16:Sheet1.AD1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D Columna AD Columna AD Columna AD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5:Sheet1.S5 Sheet1.S7:Sheet1.S9 Sheet1.S14:Sheet1.S14 Sheet1.S16:Sheet1.S18</svg:desc>
                </draw:g>
              </table:table-cell>
              <table:table-cell office:value-type="float" office:value="35.57224">
                <text:p>35.57224</text:p>
                <draw:g>
                  <svg:desc>Sheet1.AD5:Sheet1.AD5 Sheet1.AD7:Sheet1.AD9 Sheet1.AD14:Sheet1.AD14 Sheet1.AD16:Sheet1.AD18</svg:desc>
                </draw:g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27.10068">
                <text:p>27.10068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9.73974">
                <text:p>19.73974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22.6669">
                <text:p>22.6669</text:p>
              </table:table-cell>
            </table:table-row>
            <table:table-row>
              <table:table-cell office:value-type="string">
                <text:p>BL</text:p>
              </table:table-cell>
              <table:table-cell office:value-type="float" office:value="36.5715">
                <text:p>36.5715</text:p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29.13296">
                <text:p>29.1329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19.83696">
                <text:p>19.83696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22.73422">
                <text:p>22.73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5cm" chart:style-name="ch2">
          <text:p>Ecoli 20%</text:p>
        </chart:title>
        <chart:plot-area chart:style-name="ch3" table:cell-range-address="Sheet1.S14:Sheet1.S14 Sheet1.S16:Sheet1.S18 Sheet1.AE14:Sheet1.AE14 Sheet1.AE16:Sheet1.AE18" chart:data-source-has-labels="column" svg:x="1.279cm" svg:y="1.248cm" svg:width="14.401cm" svg:height="7.572cm">
          <chartooo:coordinate-region svg:x="2.191cm" svg:y="1.421cm" svg:width="13.489cm" svg:height="6.805cm"/>
          <chart:axis chart:dimension="x" chart:name="primary-x" chart:style-name="ch4" chartooo:axis-type="auto">
            <chartooo:date-scale/>
            <chart:categories table:cell-range-address="Sheet1.S14:Sheet1.S14 Sheet1.S16:Sheet1.S18"/>
          </chart:axis>
          <chart:axis chart:dimension="y" chart:name="primary-y" chart:style-name="ch5">
            <chart:title svg:x="0.451cm" svg:y="5.819cm" chart:style-name="ch6">
              <text:p>Tiempo(s)</text:p>
            </chart:title>
            <chart:grid chart:style-name="ch7" chart:class="major"/>
          </chart:axis>
          <chart:series chart:style-name="ch8" chart:values-cell-range-address="Sheet1.AE14:Sheet1.AE14 Sheet1.AE16:Sheet1.AE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E Columna AE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14:Sheet1.S14 Sheet1.S16:Sheet1.S18</svg:desc>
                </draw:g>
              </table:table-cell>
              <table:table-cell office:value-type="float" office:value="0.90926">
                <text:p>0.90926</text:p>
                <draw:g>
                  <svg:desc>Sheet1.AE14:Sheet1.AE14 Sheet1.AE16:Sheet1.AE18</svg:desc>
                </draw:g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4.449926">
                <text:p>4.449926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7.671876">
                <text:p>7.671876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7.515622">
                <text:p>7.5156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03cm" svg:y="0.315cm" chart:style-name="ch2">
          <text:p>Newthyroid 20%</text:p>
        </chart:title>
        <chart:plot-area chart:style-name="ch3" table:cell-range-address="Sheet1.S14:Sheet1.S14 Sheet1.S16:Sheet1.S18 Sheet1.AA14:Sheet1.AA14 Sheet1.AA16:Sheet1.AA18" chart:data-source-has-labels="column" svg:x="1.279cm" svg:y="1.248cm" svg:width="14.401cm" svg:height="7.572cm">
          <chartooo:coordinate-region svg:x="2.191cm" svg:y="1.421cm" svg:width="13.489cm" svg:height="6.805cm"/>
          <chart:axis chart:dimension="x" chart:name="primary-x" chart:style-name="ch4" chartooo:axis-type="auto">
            <chartooo:date-scale/>
            <chart:categories table:cell-range-address="Sheet1.S14:Sheet1.S14 Sheet1.S16:Sheet1.S18"/>
          </chart:axis>
          <chart:axis chart:dimension="y" chart:name="primary-y" chart:style-name="ch5">
            <chart:title svg:x="0.451cm" svg:y="5.819cm" chart:style-name="ch6">
              <text:p>Tiempo(s)</text:p>
            </chart:title>
            <chart:grid chart:style-name="ch7" chart:class="major"/>
          </chart:axis>
          <chart:series chart:style-name="ch8" chart:values-cell-range-address="Sheet1.AA14:Sheet1.AA14 Sheet1.AA16:Sheet1.AA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A Columna AA</text:p>
              </table:table-cell>
            </table:table-row>
          </table:table-header-rows>
          <table:table-rows>
            <table:table-row>
              <table:table-cell office:value-type="string">
                <text:p>BL</text:p>
                <draw:g>
                  <svg:desc>Sheet1.S14:Sheet1.S14 Sheet1.S16:Sheet1.S18</svg:desc>
                </draw:g>
              </table:table-cell>
              <table:table-cell office:value-type="float" office:value="0.0656">
                <text:p>0.0656</text:p>
                <draw:g>
                  <svg:desc>Sheet1.AA14:Sheet1.AA14 Sheet1.AA16:Sheet1.AA18</svg:desc>
                </draw:g>
              </table:table-cell>
            </table:table-row>
            <table:table-row>
              <table:table-cell office:value-type="string">
                <text:p>ILS</text:p>
              </table:table-cell>
              <table:table-cell office:value-type="float" office:value="0.40311">
                <text:p>0.40311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0.17497">
                <text:p>0.17497</text:p>
              </table:table-cell>
            </table:table-row>
            <table:table-row>
              <table:table-cell office:value-type="string">
                <text:p>ILS-ES</text:p>
              </table:table-cell>
              <table:table-cell office:value-type="float" office:value="0.62812">
                <text:p>0.628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